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2025-09-22 20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4208" calcext:value-type="float">
            <text:p>9.28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2025-08-27 20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6192" calcext:value-type="float">
            <text:p>9.15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2025-07-24 20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8072" calcext:value-type="float">
            <text:p>8.95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2025-06-25 20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2624" calcext:value-type="float">
            <text:p>8.80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2025-05-30 14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0432" calcext:value-type="float">
            <text:p>8.79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2025-04-29 20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684" calcext:value-type="float">
            <text:p>9.00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2025-03-31 18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5712" calcext:value-type="float">
            <text:p>9.12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2025-02-21 21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8112" calcext:value-type="float">
            <text:p>9.27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2025-01-29 19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5064" calcext:value-type="float">
            <text:p>9.27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2024-12-30 2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9824" calcext:value-type="float">
            <text:p>9.25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2024-11-26 19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9072" calcext:value-type="float">
            <text:p>9.33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2024-11-06 14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7256" calcext:value-type="float">
            <text:p>9.28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2024-10-28 1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3728" calcext:value-type="float">
            <text:p>9.25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2024-09-30 20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7048" calcext:value-type="float">
            <text:p>9.14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2024-08-26 19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9304" calcext:value-type="float">
            <text:p>8.90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2024-07-30 19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5192" calcext:value-type="float">
            <text:p>8.77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2024-06-27 19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8888" calcext:value-type="float">
            <text:p>8.62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2024-05-29 19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3544" calcext:value-type="float">
            <text:p>8.54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2024-04-29 19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5904" calcext:value-type="float">
            <text:p>8.37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2024-03-26 18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2272" calcext:value-type="float">
            <text:p>8.27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2024-02-27 18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2208" calcext:value-type="float">
            <text:p>8.52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2024-01-29 19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436" calcext:value-type="float">
            <text:p>8.2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2023-12-28 20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3816" calcext:value-type="float">
            <text:p>8.43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2023-11-27 19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2184" calcext:value-type="float">
            <text:p>9.09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2023-10-23 21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7696" calcext:value-type="float">
            <text:p>8.99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2023-09-27 17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4" calcext:value-type="float">
            <text:p>9.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2023-08-30 19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5712" calcext:value-type="float">
            <text:p>9.12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2023-07-27 18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0264" calcext:value-type="float">
            <text:p>8.97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2023-06-28 19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4376" calcext:value-type="float">
            <text:p>9.10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2023-05-30 21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6736" calcext:value-type="float">
            <text:p>8.93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2023-04-25 21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444" calcext:value-type="float">
            <text:p>8.85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2023-03-28 19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1184" calcext:value-type="float">
            <text:p>8.71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2023-02-27 19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8136" calcext:value-type="float">
            <text:p>8.70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2023-01-30 21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6424" calcext:value-type="float">
            <text:p>8.72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2022-12-22 18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4" calcext:value-type="float">
            <text:p>9.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2022-11-28 18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3832" calcext:value-type="float">
            <text:p>9.32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2022-10-25 17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4312" calcext:value-type="float">
            <text:p>9.35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2022-09-23 17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4312" calcext:value-type="float">
            <text:p>9.35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2022-08-30 17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6232" calcext:value-type="float">
            <text:p>9.47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2022-07-28 17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164" calcext:value-type="float">
            <text:p>9.31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2022-06-27 17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7048" calcext:value-type="float">
            <text:p>9.14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2022-05-26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0264" calcext:value-type="float">
            <text:p>8.97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2022-04-26 18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0432" calcext:value-type="float">
            <text:p>8.79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2022-03-28 17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9096" calcext:value-type="float">
            <text:p>8.76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2022-02-23 18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444" calcext:value-type="float">
            <text:p>8.85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2022-01-25 18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7424" calcext:value-type="float">
            <text:p>9.10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2021-12-27 19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6944" calcext:value-type="float">
            <text:p>9.07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2021-11-23 21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4648" calcext:value-type="float">
            <text:p>8.99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2021-10-29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256" calcext:value-type="float">
            <text:p>9.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2021-09-23 15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4064" calcext:value-type="float">
            <text:p>8.89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2021-08-30 17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8928" calcext:value-type="float">
            <text:p>8.94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2021-07-26 17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8616" calcext:value-type="float">
            <text:p>8.73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2021-06-28 18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1976" calcext:value-type="float">
            <text:p>8.95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2021-05-26 16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6256" calcext:value-type="float">
            <text:p>8.90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2021-04-27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6152" calcext:value-type="float">
            <text:p>8.83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2021-03-29 18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8448" calcext:value-type="float">
            <text:p>8.91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2021-02-23 18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9304" calcext:value-type="float">
            <text:p>8.90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2021-01-27 19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4816" calcext:value-type="float">
            <text:p>8.81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2020-12-18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972" calcext:value-type="float">
            <text:p>9.18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2020-11-20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2432" calcext:value-type="float">
            <text:p>9.55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2020-10-22 13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7296" calcext:value-type="float">
            <text:p>9.60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2020-09-24 16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3288" calcext:value-type="float">
            <text:p>9.54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2020-08-26 18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784" calcext:value-type="float">
            <text:p>9.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2020-07-30 16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4104" calcext:value-type="float">
            <text:p>9.21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2020-06-26 17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9888" calcext:value-type="float">
            <text:p>9.00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2020-05-26 17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5568" calcext:value-type="float">
            <text:p>8.73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2020-04-30 17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7656" calcext:value-type="float">
            <text:p>8.67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2020-02-24 18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6736" calcext:value-type="float">
            <text:p>8.93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2020-01-27 20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0536" calcext:value-type="float">
            <text:p>8.86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2019-12-23 18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9304" calcext:value-type="float">
            <text:p>8.90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2019-11-22 17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496" calcext:value-type="float">
            <text:p>9.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2019-10-31 17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7632" calcext:value-type="float">
            <text:p>9.24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2019-09-25 16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8112" calcext:value-type="float">
            <text:p>9.27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2019-08-29 17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496" calcext:value-type="float">
            <text:p>9.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2019-07-26 18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5608" calcext:value-type="float">
            <text:p>9.05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2019-06-24 17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4336" calcext:value-type="float">
            <text:p>8.78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2019-05-31 20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8408" calcext:value-type="float">
            <text:p>8.59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2019-04-29 19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4672" calcext:value-type="float">
            <text:p>8.42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2019-03-21 18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0224" calcext:value-type="float">
            <text:p>8.65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2019-02-26 20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7928" calcext:value-type="float">
            <text:p>8.56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2019-01-31 14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724" calcext:value-type="float">
            <text:p>8.39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2018-12-21 17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2018-11-29 20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1248" calcext:value-type="float">
            <text:p>8.46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2018-10-26 12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9576" calcext:value-type="float">
            <text:p>8.79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2018-09-26 14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4" calcext:value-type="float">
            <text:p>9.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2018-08-27 14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4584" calcext:value-type="float">
            <text:p>9.24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2018-07-30 19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8864" calcext:value-type="float">
            <text:p>9.19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2018-06-29 19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588" calcext:value-type="float">
            <text:p>8.94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2018-05-30 17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776" calcext:value-type="float">
            <text:p>8.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2018-04-27 17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2312" calcext:value-type="float">
            <text:p>8.59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2018-03-30 19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9432" calcext:value-type="float">
            <text:p>8.40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2018-02-28 19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8848" calcext:value-type="float">
            <text:p>8.30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2018-02-01 19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0536" calcext:value-type="float">
            <text:p>8.86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2017-12-27 21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3144" calcext:value-type="float">
            <text:p>9.15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2017-11-27 19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9616" calcext:value-type="float">
            <text:p>9.11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2017-10-31 19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448" calcext:value-type="float">
            <text:p>9.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2017-09-28 16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1432" calcext:value-type="float">
            <text:p>9.17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2017-08-28 18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5504" calcext:value-type="float">
            <text:p>8.98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2017-07-26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4712" calcext:value-type="float">
            <text:p>8.74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2017-06-29 19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6424" calcext:value-type="float">
            <text:p>8.72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2017-05-25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8512" calcext:value-type="float">
            <text:p>8.66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2017-04-28 18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4608" calcext:value-type="float">
            <text:p>8.67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2017-03-30 18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7216" calcext:value-type="float">
            <text:p>8.96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2017-02-23 19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2936" calcext:value-type="float">
            <text:p>9.01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2017-01-31 18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7424" calcext:value-type="float">
            <text:p>9.10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2016-12-27 20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4688" calcext:value-type="float">
            <text:p>9.31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2016-11-28 19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26" calcext:value-type="float">
            <text:p>9.37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2016-10-25 17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5376" calcext:value-type="float">
            <text:p>9.48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2016-09-29 19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024" calcext:value-type="float">
            <text:p>9.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2016-09-01 14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356" calcext:value-type="float">
            <text:p>9.43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2016-07-28 12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9008" calcext:value-type="float">
            <text:p>9.58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2016-06-22 19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0368" calcext:value-type="float">
            <text:p>9.04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2016-05-27 19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8448" calcext:value-type="float">
            <text:p>8.91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2016-04-25 18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872" calcext:value-type="float">
            <text:p>8.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2016-03-29 18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7968" calcext:value-type="float">
            <text:p>8.8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2016-01-26 19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3352" calcext:value-type="float">
            <text:p>9.29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2015-12-29 19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9552" calcext:value-type="float">
            <text:p>9.36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2015-11-20 19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404" calcext:value-type="float">
            <text:p>9.46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2015-10-26 19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3664" calcext:value-type="float">
            <text:p>9.50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2015-09-29 18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404" calcext:value-type="float">
            <text:p>9.46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2015-08-27 19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64" calcext:value-type="float">
            <text:p>9.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2015-07-27 18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6568" calcext:value-type="float">
            <text:p>9.11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2015-06-30 16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7696" calcext:value-type="float">
            <text:p>8.99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2015-05-28 20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7968" calcext:value-type="float">
            <text:p>8.8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2015-04-22 20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2416" calcext:value-type="float">
            <text:p>8.66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2015-03-26 20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4544" calcext:value-type="float">
            <text:p>8.92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2015-01-30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1224" calcext:value-type="float">
            <text:p>9.03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2014-12-16 20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7528" calcext:value-type="float">
            <text:p>9.17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2014-11-21 19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4416" calcext:value-type="float">
            <text:p>9.42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2014-10-29 18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4416" calcext:value-type="float">
            <text:p>9.42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2014-09-29 18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9552" calcext:value-type="float">
            <text:p>9.36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2014-08-27 18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0576" calcext:value-type="float">
            <text:p>9.18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2014-07-29 19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4376" calcext:value-type="float">
            <text:p>9.10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2014-06-27 18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7488" calcext:value-type="float">
            <text:p>8.85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2014-05-29 19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108" calcext:value-type="float">
            <text:p>8.64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2014-04-28 18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2208" calcext:value-type="float">
            <text:p>8.52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2014-03-26 17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9992" calcext:value-type="float">
            <text:p>9.07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2014-01-28 20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5816" calcext:value-type="float">
            <text:p>9.19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2013-12-30 19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3352" calcext:value-type="float">
            <text:p>9.29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2013-11-25 19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4312" calcext:value-type="float">
            <text:p>9.35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2013-10-25 19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5544" calcext:value-type="float">
            <text:p>9.30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2013-09-27 17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1056" calcext:value-type="float">
            <text:p>9.21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2013-08-27 14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4272" calcext:value-type="float">
            <text:p>9.03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2013-07-24 15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6152" calcext:value-type="float">
            <text:p>8.83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2013-06-26 16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9744" calcext:value-type="float">
            <text:p>8.61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2013-05-29 20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1808" calcext:value-type="float">
            <text:p>9.13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2013-04-26 15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7216" calcext:value-type="float">
            <text:p>8.96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2013-03-26 15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54" calcext:value-type="float">
            <text:p>8.9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2013-01-31 15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4688" calcext:value-type="float">
            <text:p>9.31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2012-12-28 17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212" calcext:value-type="float">
            <text:p>9.34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2012-11-29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5168" calcext:value-type="float">
            <text:p>9.34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2012-11-01 12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4688" calcext:value-type="float">
            <text:p>9.31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2012-09-25 12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308" calcext:value-type="float">
            <text:p>9.40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2012-08-31 11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784" calcext:value-type="float">
            <text:p>9.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2012-07-26 11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544" calcext:value-type="float">
            <text:p>9.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2012-06-28 11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2664" calcext:value-type="float">
            <text:p>9.12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2012-05-30 11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304" calcext:value-type="float">
            <text:p>9.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2012-04-25 12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0096" calcext:value-type="float">
            <text:p>9.15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2012-03-26 11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5128" calcext:value-type="float">
            <text:p>9.02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2012-02-27 13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492" calcext:value-type="float">
            <text:p>8.88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2012-01-30 13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776" calcext:value-type="float">
            <text:p>8.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2011-12-21 12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8952" calcext:value-type="float">
            <text:p>8.37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2011-11-29 12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8136" calcext:value-type="float">
            <text:p>8.70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2011-10-25 16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2144" calcext:value-type="float">
            <text:p>8.77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2011-09-27 15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1832" calcext:value-type="float">
            <text:p>8.56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2011-09-01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8344" calcext:value-type="float">
            <text:p>8.84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2011-07-26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7216" calcext:value-type="float">
            <text:p>8.96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2011-06-28 17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4168" calcext:value-type="float">
            <text:p>8.96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2011-05-26 19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0056" calcext:value-type="float">
            <text:p>8.83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2011-04-27 16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2144" calcext:value-type="float">
            <text:p>8.77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2011-03-30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348" calcext:value-type="float">
            <text:p>8.79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2011-02-2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2976" calcext:value-type="float">
            <text:p>9.33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2010-12-22 14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1744" calcext:value-type="float">
            <text:p>9.38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2010-11-30 16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7904" calcext:value-type="float">
            <text:p>9.13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2010-10-28 19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404" calcext:value-type="float">
            <text:p>9.46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2010-09-29 15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6712" calcext:value-type="float">
            <text:p>9.50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2010-08-31 1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6128" calcext:value-type="float">
            <text:p>9.40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2010-07-27 15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496" calcext:value-type="float">
            <text:p>9.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2010-06-29 16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732" calcext:value-type="float">
            <text:p>9.03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2010-05-21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0224" calcext:value-type="float">
            <text:p>8.65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2010-04-28 12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484" calcext:value-type="float">
            <text:p>8.24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2010-03-31 15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6072" calcext:value-type="float">
            <text:p>8.19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2010-02-24 17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3208" calcext:value-type="float">
            <text:p>8.90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2010-01-27 17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4064" calcext:value-type="float">
            <text:p>8.89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2009-12-23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064" calcext:value-type="float">
            <text:p>8.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2009-11-24 19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4856" calcext:value-type="float">
            <text:p>9.13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2009-10-28 14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9344" calcext:value-type="float">
            <text:p>9.22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2009-09-29 19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6192" calcext:value-type="float">
            <text:p>9.15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2009-08-31 18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208" calcext:value-type="float">
            <text:p>9.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2009-07-29 16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2009-06-30 18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732" calcext:value-type="float">
            <text:p>9.03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2009-05-27 19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2728" calcext:value-type="float">
            <text:p>8.87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2009-04-27 19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1288" calcext:value-type="float">
            <text:p>8.78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2009-03-24 1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1872" calcext:value-type="float">
            <text:p>8.88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2009-02-27 17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1016" calcext:value-type="float">
            <text:p>8.89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2009-01-30 17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872" calcext:value-type="float">
            <text:p>8.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2008-12-24 14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824" calcext:value-type="float">
            <text:p>8.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2008-11-28 17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9616" calcext:value-type="float">
            <text:p>9.11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2008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8384" calcext:value-type="float">
            <text:p>9.16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2008-09-26 18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2016" calcext:value-type="float">
            <text:p>9.27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2008-08-26 19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8864" calcext:value-type="float">
            <text:p>9.19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2008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0096" calcext:value-type="float">
            <text:p>9.15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2008-06-26 18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732" calcext:value-type="float">
            <text:p>9.03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2008-05-29 14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492" calcext:value-type="float">
            <text:p>8.88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2008-04-29 17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728" calcext:value-type="float">
            <text:p>8.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2008-03-24 16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6384" calcext:value-type="float">
            <text:p>8.40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2008-02-26 20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776" calcext:value-type="float">
            <text:p>8.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2008-01-25 16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1432" calcext:value-type="float">
            <text:p>9.17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2007-12-28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7464" calcext:value-type="float">
            <text:p>9.42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2007-11-30 16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3184" calcext:value-type="float">
            <text:p>9.47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2007-10-29 17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2224" calcext:value-type="float">
            <text:p>9.41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2007-09-20 17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5064" calcext:value-type="float">
            <text:p>9.27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2007-08-28 17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3624" calcext:value-type="float">
            <text:p>9.18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2007-07-30 18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6088" calcext:value-type="float">
            <text:p>9.08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2007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4544" calcext:value-type="float">
            <text:p>8.92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2007-05-31 17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5944" calcext:value-type="float">
            <text:p>8.69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2007-04-27 14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724" calcext:value-type="float">
            <text:p>8.39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2007-03-30 13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6528" calcext:value-type="float">
            <text:p>8.79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2007-02-27 16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8176" calcext:value-type="float">
            <text:p>9.02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2007-0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448" calcext:value-type="float">
            <text:p>9.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2006-12-28 17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1392" calcext:value-type="float">
            <text:p>8.85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2006-11-28 16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6736" calcext:value-type="float">
            <text:p>8.93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2006-10-31 19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544" calcext:value-type="float">
            <text:p>9.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2006-09-28 18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6776" calcext:value-type="float">
            <text:p>9.25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2006-08-28 18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7904" calcext:value-type="float">
            <text:p>9.13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2006-07-25 19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2728" calcext:value-type="float">
            <text:p>8.87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2006-06-28 18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7656" calcext:value-type="float">
            <text:p>8.67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2006-05-22 18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9408" calcext:value-type="float">
            <text:p>8.97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2006-04-26 18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9992" calcext:value-type="float">
            <text:p>9.07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2006-03-27 18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7488" calcext:value-type="float">
            <text:p>8.85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2006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964" calcext:value-type="float">
            <text:p>8.54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2006-01-26 18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9472" calcext:value-type="float">
            <text:p>8.72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2005-12-29 17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6736" calcext:value-type="float">
            <text:p>8.93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2005-11-28 17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208" calcext:value-type="float">
            <text:p>9.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2005-10-31 17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4" calcext:value-type="float">
            <text:p>9.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2005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9864" calcext:value-type="float">
            <text:p>9.57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2005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928" calcext:value-type="float">
            <text:p>9.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2005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352" calcext:value-type="float">
            <text:p>9.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2005-06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9032" calcext:value-type="float">
            <text:p>9.01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2005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2144" calcext:value-type="float">
            <text:p>8.77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2005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7448" calcext:value-type="float">
            <text:p>8.53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2005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872" calcext:value-type="float">
            <text:p>8.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2005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728" calcext:value-type="float">
            <text:p>8.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2005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9848" calcext:value-type="float">
            <text:p>8.68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2004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1056" calcext:value-type="float">
            <text:p>9.21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2004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6944" calcext:value-type="float">
            <text:p>9.07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2004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6192" calcext:value-type="float">
            <text:p>9.15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2004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448" calcext:value-type="float">
            <text:p>9.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2004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3896" calcext:value-type="float">
            <text:p>9.07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2004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7528" calcext:value-type="float">
            <text:p>9.17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2004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5256" calcext:value-type="float">
            <text:p>8.52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2004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58" calcext:value-type="float">
            <text:p>8.3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2004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0264" calcext:value-type="float">
            <text:p>8.97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2004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7592" calcext:value-type="float">
            <text:p>8.92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2004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8824" calcext:value-type="float">
            <text:p>8.87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2003-1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2003-1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492" calcext:value-type="float">
            <text:p>8.88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2003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8656" calcext:value-type="float">
            <text:p>9.05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2003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9888" calcext:value-type="float">
            <text:p>9.00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2003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3688" calcext:value-type="float">
            <text:p>8.93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2003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4544" calcext:value-type="float">
            <text:p>8.92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2003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396" calcext:value-type="float">
            <text:p>8.82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2003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968" calcext:value-type="float">
            <text:p>8.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2003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6048" calcext:value-type="float">
            <text:p>8.76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2003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3584" calcext:value-type="float">
            <text:p>8.86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2003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732" calcext:value-type="float">
            <text:p>9.03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2003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492" calcext:value-type="float">
            <text:p>8.88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2002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352" calcext:value-type="float">
            <text:p>9.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2002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308" calcext:value-type="float">
            <text:p>9.40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2002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9864" calcext:value-type="float">
            <text:p>9.57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2002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12" calcext:value-type="float">
            <text:p>9.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2002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5856" calcext:value-type="float">
            <text:p>9.51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2002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212" calcext:value-type="float">
            <text:p>9.34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2002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496" calcext:value-type="float">
            <text:p>9.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2002-05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496" calcext:value-type="float">
            <text:p>9.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2002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02" calcext:value-type="float">
            <text:p>9.22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2002-05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64" calcext:value-type="float">
            <text:p>9.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2002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64" calcext:value-type="float">
            <text:p>9.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2002-04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64" calcext:value-type="float">
            <text:p>9.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2002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736" calcext:value-type="float">
            <text:p>9.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2002-03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3456" calcext:value-type="float">
            <text:p>9.36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2002-03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3936" calcext:value-type="float">
            <text:p>9.39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2002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7944" calcext:value-type="float">
            <text:p>9.45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2002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1952" calcext:value-type="float">
            <text:p>9.52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2001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452" calcext:value-type="float">
            <text:p>9.49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2001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452" calcext:value-type="float">
            <text:p>9.49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2001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404" calcext:value-type="float">
            <text:p>9.46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2001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0408" calcext:value-type="float">
            <text:p>9.36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2001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448" calcext:value-type="float">
            <text:p>9.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2001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0368" calcext:value-type="float">
            <text:p>9.04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2001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396" calcext:value-type="float">
            <text:p>8.82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2001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6696" calcext:value-type="float">
            <text:p>8.61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2001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7968" calcext:value-type="float">
            <text:p>8.8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2001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972" calcext:value-type="float">
            <text:p>9.18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2001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212" calcext:value-type="float">
            <text:p>9.34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2000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352" calcext:value-type="float">
            <text:p>9.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2000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6128" calcext:value-type="float">
            <text:p>9.40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2000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308" calcext:value-type="float">
            <text:p>9.40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2000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1264" calcext:value-type="float">
            <text:p>9.35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2000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068" calcext:value-type="float">
            <text:p>9.25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2000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4376" calcext:value-type="float">
            <text:p>9.10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2000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7592" calcext:value-type="float">
            <text:p>8.92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2000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1664" calcext:value-type="float">
            <text:p>8.74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2000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0808" calcext:value-type="float">
            <text:p>8.75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2000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54" calcext:value-type="float">
            <text:p>8.9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2000-0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3416" calcext:value-type="float">
            <text:p>9.04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2000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4376" calcext:value-type="float">
            <text:p>9.10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99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9992" calcext:value-type="float">
            <text:p>9.07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99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5608" calcext:value-type="float">
            <text:p>9.05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99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304" calcext:value-type="float">
            <text:p>9.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99-09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9448" calcext:value-type="float">
            <text:p>9.29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99-08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548" calcext:value-type="float">
            <text:p>9.55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99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356" calcext:value-type="float">
            <text:p>9.43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99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688" calcext:value-type="float">
            <text:p>9.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99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256" calcext:value-type="float">
            <text:p>9.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99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968" calcext:value-type="float">
            <text:p>8.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99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208" calcext:value-type="float">
            <text:p>9.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99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4336" calcext:value-type="float">
            <text:p>8.78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99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6568" calcext:value-type="float">
            <text:p>9.11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98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736" calcext:value-type="float">
            <text:p>9.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98-1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2016" calcext:value-type="float">
            <text:p>9.27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98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544" calcext:value-type="float">
            <text:p>9.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98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1056" calcext:value-type="float">
            <text:p>9.21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98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732" calcext:value-type="float">
            <text:p>9.03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98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252" calcext:value-type="float">
            <text:p>8.73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98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5528" calcext:value-type="float">
            <text:p>8.41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98-05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98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6696" calcext:value-type="float">
            <text:p>8.61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98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4296" calcext:value-type="float">
            <text:p>8.46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98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7488" calcext:value-type="float">
            <text:p>8.85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98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6944" calcext:value-type="float">
            <text:p>9.07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97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784" calcext:value-type="float">
            <text:p>9.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97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356" calcext:value-type="float">
            <text:p>9.43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97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024" calcext:value-type="float">
            <text:p>9.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97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0888" calcext:value-type="float">
            <text:p>9.39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97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924" calcext:value-type="float">
            <text:p>9.15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97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016" calcext:value-type="float">
            <text:p>8.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97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7656" calcext:value-type="float">
            <text:p>8.67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97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396" calcext:value-type="float">
            <text:p>8.82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97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728" calcext:value-type="float">
            <text:p>8.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97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8888" calcext:value-type="float">
            <text:p>8.62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96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1728" calcext:value-type="float">
            <text:p>8.49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96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9512" calcext:value-type="float">
            <text:p>9.04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96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256" calcext:value-type="float">
            <text:p>9.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96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164" calcext:value-type="float">
            <text:p>9.31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96-09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736" calcext:value-type="float">
            <text:p>9.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96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116" calcext:value-type="float">
            <text:p>9.28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96-08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9344" calcext:value-type="float">
            <text:p>9.22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96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0096" calcext:value-type="float">
            <text:p>9.15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96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5984" calcext:value-type="float">
            <text:p>9.01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96-06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4544" calcext:value-type="float">
            <text:p>8.92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96-05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3" calcext:value-type="float">
            <text:p>8.7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96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5944" calcext:value-type="float">
            <text:p>8.69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96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5736" calcext:value-type="float">
            <text:p>8.55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96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2416" calcext:value-type="float">
            <text:p>8.66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96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8616" calcext:value-type="float">
            <text:p>8.73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96-03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776" calcext:value-type="float">
            <text:p>8.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96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6048" calcext:value-type="float">
            <text:p>8.76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96-02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6048" calcext:value-type="float">
            <text:p>8.76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96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4648" calcext:value-type="float">
            <text:p>8.99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96-01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8592" calcext:value-type="float">
            <text:p>9.30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95-12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02" calcext:value-type="float">
            <text:p>9.22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95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6776" calcext:value-type="float">
            <text:p>9.25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95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2704" calcext:value-type="float">
            <text:p>9.44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95-10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0616" calcext:value-type="float">
            <text:p>9.50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95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644" calcext:value-type="float">
            <text:p>9.61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95-09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3768" calcext:value-type="float">
            <text:p>9.57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95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976" calcext:value-type="float">
            <text:p>9.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95-08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4896" calcext:value-type="float">
            <text:p>9.45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95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0408" calcext:value-type="float">
            <text:p>9.36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95-07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688" calcext:value-type="float">
            <text:p>9.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95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3728" calcext:value-type="float">
            <text:p>9.25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95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8008" calcext:value-type="float">
            <text:p>9.20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95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1808" calcext:value-type="float">
            <text:p>9.13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95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732" calcext:value-type="float">
            <text:p>9.03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95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9032" calcext:value-type="float">
            <text:p>9.01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95-04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2936" calcext:value-type="float">
            <text:p>9.01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95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3312" calcext:value-type="float">
            <text:p>8.97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95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684" calcext:value-type="float">
            <text:p>9.00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95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732" calcext:value-type="float">
            <text:p>9.03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95-02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1224" calcext:value-type="float">
            <text:p>9.03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95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0368" calcext:value-type="float">
            <text:p>9.04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95-0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4856" calcext:value-type="float">
            <text:p>9.13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94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64" calcext:value-type="float">
            <text:p>9.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94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308" calcext:value-type="float">
            <text:p>9.40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94-1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3288" calcext:value-type="float">
            <text:p>9.54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94-11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12" calcext:value-type="float">
            <text:p>9.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94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452" calcext:value-type="float">
            <text:p>9.49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94-10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832" calcext:value-type="float">
            <text:p>9.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94-10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5648" calcext:value-type="float">
            <text:p>9.37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94-09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0032" calcext:value-type="float">
            <text:p>9.40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94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4688" calcext:value-type="float">
            <text:p>9.31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94-08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5272" calcext:value-type="float">
            <text:p>9.41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94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6504" calcext:value-type="float">
            <text:p>9.36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94-07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0784" calcext:value-type="float">
            <text:p>9.32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94-07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1056" calcext:value-type="float">
            <text:p>9.21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94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9512" calcext:value-type="float">
            <text:p>9.04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94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5128" calcext:value-type="float">
            <text:p>9.02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94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3896" calcext:value-type="float">
            <text:p>9.07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94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824" calcext:value-type="float">
            <text:p>8.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94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4128" calcext:value-type="float">
            <text:p>8.64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94-04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3" calcext:value-type="float">
            <text:p>8.7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94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2792" calcext:value-type="float">
            <text:p>8.62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94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5776" calcext:value-type="float">
            <text:p>8.87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94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7112" calcext:value-type="float">
            <text:p>8.89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94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7112" calcext:value-type="float">
            <text:p>8.89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94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0848" calcext:value-type="float">
            <text:p>9.07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94-0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5024" calcext:value-type="float">
            <text:p>8.95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93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5712" calcext:value-type="float">
            <text:p>9.12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93-12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9304" calcext:value-type="float">
            <text:p>8.90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93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3664" calcext:value-type="float">
            <text:p>9.50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93-1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1472" calcext:value-type="float">
            <text:p>9.49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93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3288" calcext:value-type="float">
            <text:p>9.54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93-10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9384" calcext:value-type="float">
            <text:p>9.54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93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2432" calcext:value-type="float">
            <text:p>9.55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93-09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6336" calcext:value-type="float">
            <text:p>9.54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93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1472" calcext:value-type="float">
            <text:p>9.49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93-08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832" calcext:value-type="float">
            <text:p>9.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93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1264" calcext:value-type="float">
            <text:p>9.35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93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544" calcext:value-type="float">
            <text:p>9.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93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2288" calcext:value-type="float">
            <text:p>9.16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93-06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112" calcext:value-type="float">
            <text:p>8.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93-05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1768" calcext:value-type="float">
            <text:p>8.81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93-05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204" calcext:value-type="float">
            <text:p>8.70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93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6696" calcext:value-type="float">
            <text:p>8.61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93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5736" calcext:value-type="float">
            <text:p>8.55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93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4984" calcext:value-type="float">
            <text:p>8.63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93-03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3584" calcext:value-type="float">
            <text:p>8.86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93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4336" calcext:value-type="float">
            <text:p>8.78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93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0264" calcext:value-type="float">
            <text:p>8.97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93-0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4168" calcext:value-type="float">
            <text:p>8.96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92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9304" calcext:value-type="float">
            <text:p>8.90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92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4544" calcext:value-type="float">
            <text:p>8.92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92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0096" calcext:value-type="float">
            <text:p>9.15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92-11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8112" calcext:value-type="float">
            <text:p>9.27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92-10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8968" calcext:value-type="float">
            <text:p>9.26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92-10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1536" calcext:value-type="float">
            <text:p>9.24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92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1056" calcext:value-type="float">
            <text:p>9.21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92-09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496" calcext:value-type="float">
            <text:p>9.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92-08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1056" calcext:value-type="float">
            <text:p>9.21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92-08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3456" calcext:value-type="float">
            <text:p>9.36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92-07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2016" calcext:value-type="float">
            <text:p>9.27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92-07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9176" calcext:value-type="float">
            <text:p>9.40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92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2288" calcext:value-type="float">
            <text:p>9.16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92-06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5608" calcext:value-type="float">
            <text:p>9.05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92-05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4272" calcext:value-type="float">
            <text:p>9.03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92-05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4168" calcext:value-type="float">
            <text:p>8.96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92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2352" calcext:value-type="float">
            <text:p>8.91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92-04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1016" calcext:value-type="float">
            <text:p>8.89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92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8072" calcext:value-type="float">
            <text:p>8.95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92-03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1224" calcext:value-type="float">
            <text:p>9.03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92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732" calcext:value-type="float">
            <text:p>9.03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92-0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5128" calcext:value-type="float">
            <text:p>9.02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92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9512" calcext:value-type="float">
            <text:p>9.04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92-0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9136" calcext:value-type="float">
            <text:p>9.08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91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828" calcext:value-type="float">
            <text:p>9.09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91-12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1808" calcext:value-type="float">
            <text:p>9.13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91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1056" calcext:value-type="float">
            <text:p>9.21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91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2392" calcext:value-type="float">
            <text:p>9.23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91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4584" calcext:value-type="float">
            <text:p>9.24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91-10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8968" calcext:value-type="float">
            <text:p>9.26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91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0784" calcext:value-type="float">
            <text:p>9.32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91-09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8592" calcext:value-type="float">
            <text:p>9.30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91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6776" calcext:value-type="float">
            <text:p>9.25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91-08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7088" calcext:value-type="float">
            <text:p>9.46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91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0512" calcext:value-type="float">
            <text:p>9.43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91-07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9424" calcext:value-type="float">
            <text:p>9.86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91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7904" calcext:value-type="float">
            <text:p>9.13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91-06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4272" calcext:value-type="float">
            <text:p>9.03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91-05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8344" calcext:value-type="float">
            <text:p>8.84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91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348" calcext:value-type="float">
            <text:p>8.79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91-04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2144" calcext:value-type="float">
            <text:p>8.77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91-03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3584" calcext:value-type="float">
            <text:p>8.86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91-03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1536" calcext:value-type="float">
            <text:p>9.24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91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636" calcext:value-type="float">
            <text:p>8.97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91-02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1392" calcext:value-type="float">
            <text:p>8.85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91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91-01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7592" calcext:value-type="float">
            <text:p>8.92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90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5024" calcext:value-type="float">
            <text:p>8.95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90-12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16" calcext:value-type="float">
            <text:p>8.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90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8552" calcext:value-type="float">
            <text:p>8.98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90-1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16" calcext:value-type="float">
            <text:p>8.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90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9512" calcext:value-type="float">
            <text:p>9.04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90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3728" calcext:value-type="float">
            <text:p>9.25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90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1704" calcext:value-type="float">
            <text:p>9.06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90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7904" calcext:value-type="float">
            <text:p>9.13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90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9304" calcext:value-type="float">
            <text:p>8.90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90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3376" calcext:value-type="float">
            <text:p>8.72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90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0912" calcext:value-type="float">
            <text:p>8.82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90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1016" calcext:value-type="float">
            <text:p>8.89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90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8616" calcext:value-type="float">
            <text:p>8.73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90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9408" calcext:value-type="float">
            <text:p>8.97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89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064" calcext:value-type="float">
            <text:p>8.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89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728" calcext:value-type="float">
            <text:p>8.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89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3208" calcext:value-type="float">
            <text:p>8.90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89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9136" calcext:value-type="float">
            <text:p>9.08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89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6736" calcext:value-type="float">
            <text:p>8.93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89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728" calcext:value-type="float">
            <text:p>8.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89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4776" calcext:value-type="float">
            <text:p>8.49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89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3272" calcext:value-type="float">
            <text:p>8.65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89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1392" calcext:value-type="float">
            <text:p>8.85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89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7528" calcext:value-type="float">
            <text:p>9.17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89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3352" calcext:value-type="float">
            <text:p>9.29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89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9824" calcext:value-type="float">
            <text:p>9.25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88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448" calcext:value-type="float">
            <text:p>9.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88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2704" calcext:value-type="float">
            <text:p>9.44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88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5376" calcext:value-type="float">
            <text:p>9.48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88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3184" calcext:value-type="float">
            <text:p>9.47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88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3456" calcext:value-type="float">
            <text:p>9.36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88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4584" calcext:value-type="float">
            <text:p>9.24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88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7072" calcext:value-type="float">
            <text:p>8.57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88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7696" calcext:value-type="float">
            <text:p>8.99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88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9304" calcext:value-type="float">
            <text:p>8.90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88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0368" calcext:value-type="float">
            <text:p>9.04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88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1808" calcext:value-type="float">
            <text:p>9.13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88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1368" calcext:value-type="float">
            <text:p>9.42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87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6232" calcext:value-type="float">
            <text:p>9.47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87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024" calcext:value-type="float">
            <text:p>9.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87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1576" calcext:value-type="float">
            <text:p>9.56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87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9384" calcext:value-type="float">
            <text:p>9.54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87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356" calcext:value-type="float">
            <text:p>9.43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87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3728" calcext:value-type="float">
            <text:p>9.25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87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8096" calcext:value-type="float">
            <text:p>8.38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87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204" calcext:value-type="float">
            <text:p>8.70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87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6968" calcext:value-type="float">
            <text:p>8.50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87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4272" calcext:value-type="float">
            <text:p>9.03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87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6464" calcext:value-type="float">
            <text:p>9.04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87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492" calcext:value-type="float">
            <text:p>8.88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86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6464" calcext:value-type="float">
            <text:p>9.04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86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6064" calcext:value-type="float">
            <text:p>9.65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86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1408" calcext:value-type="float">
            <text:p>9.74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86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3664" calcext:value-type="float">
            <text:p>9.50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86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0032" calcext:value-type="float">
            <text:p>9.40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86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1264" calcext:value-type="float">
            <text:p>9.35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86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1536" calcext:value-type="float">
            <text:p>9.24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86-05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5336" calcext:value-type="float">
            <text:p>9.16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86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9032" calcext:value-type="float">
            <text:p>9.01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86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8928" calcext:value-type="float">
            <text:p>8.94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86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4272" calcext:value-type="float">
            <text:p>9.03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86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2392" calcext:value-type="float">
            <text:p>9.23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85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9344" calcext:value-type="float">
            <text:p>9.22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85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4312" calcext:value-type="float">
            <text:p>9.35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85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88" calcext:value-type="float">
            <text:p>9.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85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0888" calcext:value-type="float">
            <text:p>9.39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85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3456" calcext:value-type="float">
            <text:p>9.36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85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8592" calcext:value-type="float">
            <text:p>9.30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85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4104" calcext:value-type="float">
            <text:p>9.21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85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4208" calcext:value-type="float">
            <text:p>9.28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85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7632" calcext:value-type="float">
            <text:p>9.24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85-04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1912" calcext:value-type="float">
            <text:p>9.20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85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2392" calcext:value-type="float">
            <text:p>9.23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85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9928" calcext:value-type="float">
            <text:p>9.32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85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8696" calcext:value-type="float">
            <text:p>9.37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84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784" calcext:value-type="float">
            <text:p>9.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84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8696" calcext:value-type="float">
            <text:p>9.37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84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2224" calcext:value-type="float">
            <text:p>9.41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84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116" calcext:value-type="float">
            <text:p>9.28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84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5232" calcext:value-type="float">
            <text:p>9.09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84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348" calcext:value-type="float">
            <text:p>8.79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84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84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5944" calcext:value-type="float">
            <text:p>8.69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84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5904" calcext:value-type="float">
            <text:p>8.37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84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5632" calcext:value-type="float">
            <text:p>8.48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84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4336" calcext:value-type="float">
            <text:p>8.78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84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1872" calcext:value-type="float">
            <text:p>8.88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83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872" calcext:value-type="float">
            <text:p>8.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83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0784" calcext:value-type="float">
            <text:p>9.32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83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0616" calcext:value-type="float">
            <text:p>9.50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83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832" calcext:value-type="float">
            <text:p>9.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83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2872" calcext:value-type="float">
            <text:p>9.26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83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0264" calcext:value-type="float">
            <text:p>8.97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83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0328" calcext:value-type="float">
            <text:p>8.72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83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5424" calcext:value-type="float">
            <text:p>8.34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83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2712" calcext:value-type="float">
            <text:p>7.98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83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2584" calcext:value-type="float">
            <text:p>8.48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83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5776" calcext:value-type="float">
            <text:p>8.87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83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2288" calcext:value-type="float">
            <text:p>9.16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82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7632" calcext:value-type="float">
            <text:p>9.24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82-1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4584" calcext:value-type="float">
            <text:p>9.24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82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8968" calcext:value-type="float">
            <text:p>9.26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82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0952" calcext:value-type="float">
            <text:p>9.14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82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4272" calcext:value-type="float">
            <text:p>9.03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82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2144" calcext:value-type="float">
            <text:p>8.77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82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772" calcext:value-type="float">
            <text:p>8.42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82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684" calcext:value-type="float">
            <text:p>9.00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82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7112" calcext:value-type="float">
            <text:p>8.89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82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7968" calcext:value-type="float">
            <text:p>8.8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82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5568" calcext:value-type="float">
            <text:p>8.73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81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7736" calcext:value-type="float">
            <text:p>9.31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81-1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3872" calcext:value-type="float">
            <text:p>9.64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81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0072" calcext:value-type="float">
            <text:p>9.72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81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7024" calcext:value-type="float">
            <text:p>9.71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81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12" calcext:value-type="float">
            <text:p>9.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81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0136" calcext:value-type="float">
            <text:p>9.47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81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212" calcext:value-type="float">
            <text:p>9.34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81-05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068" calcext:value-type="float">
            <text:p>9.25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81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7632" calcext:value-type="float">
            <text:p>9.24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81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9824" calcext:value-type="float">
            <text:p>9.25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81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12" calcext:value-type="float">
            <text:p>9.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81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8736" calcext:value-type="float">
            <text:p>9.69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80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9112" calcext:value-type="float">
            <text:p>9.65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80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9592" calcext:value-type="float">
            <text:p>9.68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80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6064" calcext:value-type="float">
            <text:p>9.65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80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2432" calcext:value-type="float">
            <text:p>9.55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80-09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596" calcext:value-type="float">
            <text:p>9.58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80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3936" calcext:value-type="float">
            <text:p>9.39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80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8216" calcext:value-type="float">
            <text:p>9.34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80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4856" calcext:value-type="float">
            <text:p>9.13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80-05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7112" calcext:value-type="float">
            <text:p>8.89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80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4984" calcext:value-type="float">
            <text:p>8.63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80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1056" calcext:value-type="float">
            <text:p>9.21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80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2704" calcext:value-type="float">
            <text:p>9.44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80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1264" calcext:value-type="float">
            <text:p>9.35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79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7256" calcext:value-type="float">
            <text:p>9.28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79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1536" calcext:value-type="float">
            <text:p>9.24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79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5752" calcext:value-type="float">
            <text:p>9.44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79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2224" calcext:value-type="float">
            <text:p>9.41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79-08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212" calcext:value-type="float">
            <text:p>9.34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79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4376" calcext:value-type="float">
            <text:p>9.10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79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0808" calcext:value-type="float">
            <text:p>8.75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79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8992" calcext:value-type="float">
            <text:p>8.69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79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776" calcext:value-type="float">
            <text:p>8.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79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5632" calcext:value-type="float">
            <text:p>8.48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79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79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9744" calcext:value-type="float">
            <text:p>8.61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78-1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6504" calcext:value-type="float">
            <text:p>9.36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78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4584" calcext:value-type="float">
            <text:p>9.24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78-10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4416" calcext:value-type="float">
            <text:p>9.42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78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1368" calcext:value-type="float">
            <text:p>9.42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78-08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2496" calcext:value-type="float">
            <text:p>9.30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78-07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02" calcext:value-type="float">
            <text:p>9.22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78-06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2936" calcext:value-type="float">
            <text:p>9.01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78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2456" calcext:value-type="float">
            <text:p>8.98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78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1184" calcext:value-type="float">
            <text:p>8.71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78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9472" calcext:value-type="float">
            <text:p>8.72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78-0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7448" calcext:value-type="float">
            <text:p>8.53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78-0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824" calcext:value-type="float">
            <text:p>8.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77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3792" calcext:value-type="float">
            <text:p>9.00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77-1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4376" calcext:value-type="float">
            <text:p>9.10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77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1536" calcext:value-type="float">
            <text:p>9.24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77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4144" calcext:value-type="float">
            <text:p>9.53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77-08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7944" calcext:value-type="float">
            <text:p>9.45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77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0576" calcext:value-type="float">
            <text:p>9.18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77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6944" calcext:value-type="float">
            <text:p>9.07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77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396" calcext:value-type="float">
            <text:p>8.82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77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728" calcext:value-type="float">
            <text:p>8.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77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3896" calcext:value-type="float">
            <text:p>9.07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77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596" calcext:value-type="float">
            <text:p>9.58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77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548" calcext:value-type="float">
            <text:p>9.55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76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3768" calcext:value-type="float">
            <text:p>9.57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76-1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4624" calcext:value-type="float">
            <text:p>9.56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76-10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9864" calcext:value-type="float">
            <text:p>9.57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76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548" calcext:value-type="float">
            <text:p>9.55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76-08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6608" calcext:value-type="float">
            <text:p>9.43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76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356" calcext:value-type="float">
            <text:p>9.43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76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4208" calcext:value-type="float">
            <text:p>9.28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76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1328" calcext:value-type="float">
            <text:p>9.10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76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064" calcext:value-type="float">
            <text:p>8.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76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4816" calcext:value-type="float">
            <text:p>8.81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76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2416" calcext:value-type="float">
            <text:p>8.66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76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8616" calcext:value-type="float">
            <text:p>8.73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75-1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1976" calcext:value-type="float">
            <text:p>8.95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75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116" calcext:value-type="float">
            <text:p>9.28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75-10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1952" calcext:value-type="float">
            <text:p>9.52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75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6064" calcext:value-type="float">
            <text:p>9.65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75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8904" calcext:value-type="float">
            <text:p>9.51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75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26" calcext:value-type="float">
            <text:p>9.37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75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9824" calcext:value-type="float">
            <text:p>9.25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75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6464" calcext:value-type="float">
            <text:p>9.04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75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968" calcext:value-type="float">
            <text:p>8.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75-03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4544" calcext:value-type="float">
            <text:p>8.92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75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9408" calcext:value-type="float">
            <text:p>8.97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75-0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5232" calcext:value-type="float">
            <text:p>9.09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74-1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6776" calcext:value-type="float">
            <text:p>9.25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74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8904" calcext:value-type="float">
            <text:p>9.51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74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6336" calcext:value-type="float">
            <text:p>9.54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74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1784" calcext:value-type="float">
            <text:p>9.70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74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4728" calcext:value-type="float">
            <text:p>9.63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74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3936" calcext:value-type="float">
            <text:p>9.39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74-06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7152" calcext:value-type="float">
            <text:p>9.21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74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16" calcext:value-type="float">
            <text:p>8.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74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1768" calcext:value-type="float">
            <text:p>8.81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74-03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7968" calcext:value-type="float">
            <text:p>8.8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74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4064" calcext:value-type="float">
            <text:p>8.89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74-0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732" calcext:value-type="float">
            <text:p>9.03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73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64" calcext:value-type="float">
            <text:p>9.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73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5104" calcext:value-type="float">
            <text:p>9.59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73-10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452" calcext:value-type="float">
            <text:p>9.49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73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1744" calcext:value-type="float">
            <text:p>9.38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73-08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6296" calcext:value-type="float">
            <text:p>9.22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73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7632" calcext:value-type="float">
            <text:p>9.24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73-06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5712" calcext:value-type="float">
            <text:p>9.12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73-05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9576" calcext:value-type="float">
            <text:p>8.79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73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0328" calcext:value-type="float">
            <text:p>8.72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73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5192" calcext:value-type="float">
            <text:p>8.77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73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8784" calcext:value-type="float">
            <text:p>8.55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73-0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0976" calcext:value-type="float">
            <text:p>8.57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72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916" calcext:value-type="float">
            <text:p>8.51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72-1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4" calcext:value-type="float">
            <text:p>9.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72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736" calcext:value-type="float">
            <text:p>9.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72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592" calcext:value-type="float">
            <text:p>9.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72-08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256" calcext:value-type="float">
            <text:p>9.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72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1288" calcext:value-type="float">
            <text:p>8.78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72-06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1624" calcext:value-type="float">
            <text:p>8.42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72-05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8992" calcext:value-type="float">
            <text:p>8.69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72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0224" calcext:value-type="float">
            <text:p>8.65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72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7928" calcext:value-type="float">
            <text:p>8.56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72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6776" calcext:value-type="float">
            <text:p>9.25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72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9552" calcext:value-type="float">
            <text:p>9.36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71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9384" calcext:value-type="float">
            <text:p>9.54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71-1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788" calcext:value-type="float">
            <text:p>9.70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71-10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5688" calcext:value-type="float">
            <text:p>9.69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71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7024" calcext:value-type="float">
            <text:p>9.71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71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0448" calcext:value-type="float">
            <text:p>9.68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71-07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1576" calcext:value-type="float">
            <text:p>9.56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71-06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784" calcext:value-type="float">
            <text:p>9.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71-05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116" calcext:value-type="float">
            <text:p>9.28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71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7632" calcext:value-type="float">
            <text:p>9.24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71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0304" calcext:value-type="float">
            <text:p>9.29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71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7904" calcext:value-type="float">
            <text:p>9.13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71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3056" calcext:value-type="float">
            <text:p>9.97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70-1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0928" calcext:value-type="float">
            <text:p>9.71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70-1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70-10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7128" calcext:value-type="float">
            <text:p>9.78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70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264" calcext:value-type="float">
            <text:p>9.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70-08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1576" calcext:value-type="float">
            <text:p>9.56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70-07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1264" calcext:value-type="float">
            <text:p>9.35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70-06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2288" calcext:value-type="float">
            <text:p>9.16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70-05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8928" calcext:value-type="float">
            <text:p>8.94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70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70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0744" calcext:value-type="float">
            <text:p>9.00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70-0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8344" calcext:value-type="float">
            <text:p>8.84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70-0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9512" calcext:value-type="float">
            <text:p>9.04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9-1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5272" calcext:value-type="float">
            <text:p>9.41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9-1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5376" calcext:value-type="float">
            <text:p>9.48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9-10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3768" calcext:value-type="float">
            <text:p>9.57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9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0136" calcext:value-type="float">
            <text:p>9.47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9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6504" calcext:value-type="float">
            <text:p>9.36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9-07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5168" calcext:value-type="float">
            <text:p>9.34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9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3624" calcext:value-type="float">
            <text:p>9.18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9-05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4168" calcext:value-type="float">
            <text:p>8.96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9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0472" calcext:value-type="float">
            <text:p>9.11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9-03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6712" calcext:value-type="float">
            <text:p>9.50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9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452" calcext:value-type="float">
            <text:p>9.49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9-0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784" calcext:value-type="float">
            <text:p>9.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8-1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6816" calcext:value-type="float">
            <text:p>9.57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8-1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7504" calcext:value-type="float">
            <text:p>9.74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8-10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4456" calcext:value-type="float">
            <text:p>9.74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8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9488" calcext:value-type="float">
            <text:p>9.61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8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452" calcext:value-type="float">
            <text:p>9.49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8-07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0784" calcext:value-type="float">
            <text:p>9.32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8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116" calcext:value-type="float">
            <text:p>9.28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8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592" calcext:value-type="float">
            <text:p>9.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8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592" calcext:value-type="float">
            <text:p>9.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8-06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9824" calcext:value-type="float">
            <text:p>9.25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8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1536" calcext:value-type="float">
            <text:p>9.24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8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2392" calcext:value-type="float">
            <text:p>9.23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8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4104" calcext:value-type="float">
            <text:p>9.21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8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6672" calcext:value-type="float">
            <text:p>9.18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8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0096" calcext:value-type="float">
            <text:p>9.15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8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9616" calcext:value-type="float">
            <text:p>9.11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8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6944" calcext:value-type="float">
            <text:p>9.07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8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1224" calcext:value-type="float">
            <text:p>9.03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8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3792" calcext:value-type="float">
            <text:p>9.00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8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7216" calcext:value-type="float">
            <text:p>8.96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8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9304" calcext:value-type="float">
            <text:p>8.90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8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5776" calcext:value-type="float">
            <text:p>8.87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8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3584" calcext:value-type="float">
            <text:p>8.86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8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1016" calcext:value-type="float">
            <text:p>8.89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8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4168" calcext:value-type="float">
            <text:p>8.96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8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3896" calcext:value-type="float">
            <text:p>9.07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8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448" calcext:value-type="float">
            <text:p>9.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8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2288" calcext:value-type="float">
            <text:p>9.16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8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5712" calcext:value-type="float">
            <text:p>9.12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8-0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304" calcext:value-type="float">
            <text:p>9.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8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1704" calcext:value-type="float">
            <text:p>9.06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8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1224" calcext:value-type="float">
            <text:p>9.03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8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256" calcext:value-type="float">
            <text:p>9.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8-0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5712" calcext:value-type="float">
            <text:p>9.12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8-0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02" calcext:value-type="float">
            <text:p>9.22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8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6776" calcext:value-type="float">
            <text:p>9.25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8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592" calcext:value-type="float">
            <text:p>9.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8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7256" calcext:value-type="float">
            <text:p>9.28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8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7736" calcext:value-type="float">
            <text:p>9.31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8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9072" calcext:value-type="float">
            <text:p>9.33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8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26" calcext:value-type="float">
            <text:p>9.37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7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1368" calcext:value-type="float">
            <text:p>9.42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7-1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404" calcext:value-type="float">
            <text:p>9.46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7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2808" calcext:value-type="float">
            <text:p>9.51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7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2432" calcext:value-type="float">
            <text:p>9.55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7-1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2056" calcext:value-type="float">
            <text:p>9.59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7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5584" calcext:value-type="float">
            <text:p>9.62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7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3872" calcext:value-type="float">
            <text:p>9.64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7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3872" calcext:value-type="float">
            <text:p>9.64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7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7776" calcext:value-type="float">
            <text:p>9.63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7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8632" calcext:value-type="float">
            <text:p>9.62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7-1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644" calcext:value-type="float">
            <text:p>9.61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7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0344" calcext:value-type="float">
            <text:p>9.61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7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8152" calcext:value-type="float">
            <text:p>9.59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7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2912" calcext:value-type="float">
            <text:p>9.58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7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4624" calcext:value-type="float">
            <text:p>9.56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7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6336" calcext:value-type="float">
            <text:p>9.54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7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5" calcext:value-type="float">
            <text:p>9.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7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6712" calcext:value-type="float">
            <text:p>9.50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7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5376" calcext:value-type="float">
            <text:p>9.48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7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0136" calcext:value-type="float">
            <text:p>9.47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7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6608" calcext:value-type="float">
            <text:p>9.43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7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308" calcext:value-type="float">
            <text:p>9.40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7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5648" calcext:value-type="float">
            <text:p>9.37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7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5168" calcext:value-type="float">
            <text:p>9.34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7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7736" calcext:value-type="float">
            <text:p>9.31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7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3352" calcext:value-type="float">
            <text:p>9.29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7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592" calcext:value-type="float">
            <text:p>9.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7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068" calcext:value-type="float">
            <text:p>9.25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7-08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6296" calcext:value-type="float">
            <text:p>9.22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7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4104" calcext:value-type="float">
            <text:p>9.21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7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8864" calcext:value-type="float">
            <text:p>9.19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7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8384" calcext:value-type="float">
            <text:p>9.16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7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7048" calcext:value-type="float">
            <text:p>9.14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7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876" calcext:value-type="float">
            <text:p>9.12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7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4376" calcext:value-type="float">
            <text:p>9.10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7-07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9136" calcext:value-type="float">
            <text:p>9.08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7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256" calcext:value-type="float">
            <text:p>9.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7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5984" calcext:value-type="float">
            <text:p>9.01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7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636" calcext:value-type="float">
            <text:p>8.97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7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064" calcext:value-type="float">
            <text:p>8.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7-06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1016" calcext:value-type="float">
            <text:p>8.89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7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7112" calcext:value-type="float">
            <text:p>8.89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7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1496" calcext:value-type="float">
            <text:p>8.92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7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7696" calcext:value-type="float">
            <text:p>8.99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7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7216" calcext:value-type="float">
            <text:p>8.96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7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1976" calcext:value-type="float">
            <text:p>8.95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7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8072" calcext:value-type="float">
            <text:p>8.95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7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2456" calcext:value-type="float">
            <text:p>8.98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7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5984" calcext:value-type="float">
            <text:p>9.01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7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1704" calcext:value-type="float">
            <text:p>9.06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7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2664" calcext:value-type="float">
            <text:p>9.12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7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5336" calcext:value-type="float">
            <text:p>9.16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7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1912" calcext:value-type="float">
            <text:p>9.20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7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1536" calcext:value-type="float">
            <text:p>9.24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7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4208" calcext:value-type="float">
            <text:p>9.28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7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212" calcext:value-type="float">
            <text:p>9.34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7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9176" calcext:value-type="float">
            <text:p>9.40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7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8904" calcext:value-type="float">
            <text:p>9.51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7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4728" calcext:value-type="float">
            <text:p>9.63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7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216" calcext:value-type="float">
            <text:p>9.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7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74" calcext:value-type="float">
            <text:p>9.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7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3496" calcext:value-type="float">
            <text:p>9.68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7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8736" calcext:value-type="float">
            <text:p>9.69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7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788" calcext:value-type="float">
            <text:p>9.70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7-0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0928" calcext:value-type="float">
            <text:p>9.71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7-0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0072" calcext:value-type="float">
            <text:p>9.72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7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6168" calcext:value-type="float">
            <text:p>9.72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7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2264" calcext:value-type="float">
            <text:p>9.73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7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836" calcext:value-type="float">
            <text:p>9.73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7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7504" calcext:value-type="float">
            <text:p>9.74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7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9696" calcext:value-type="float">
            <text:p>9.75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7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1888" calcext:value-type="float">
            <text:p>9.77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6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7984" calcext:value-type="float">
            <text:p>9.77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6-1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7984" calcext:value-type="float">
            <text:p>9.77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6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4936" calcext:value-type="float">
            <text:p>9.77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6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4936" calcext:value-type="float">
            <text:p>9.77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6-1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4936" calcext:value-type="float">
            <text:p>9.77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6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1032" calcext:value-type="float">
            <text:p>9.78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6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408" calcext:value-type="float">
            <text:p>9.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6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2368" calcext:value-type="float">
            <text:p>9.80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6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7608" calcext:value-type="float">
            <text:p>9.81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6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1136" calcext:value-type="float">
            <text:p>9.85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6-1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6856" calcext:value-type="float">
            <text:p>9.89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6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9528" calcext:value-type="float">
            <text:p>9.93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6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8672" calcext:value-type="float">
            <text:p>9.94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6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4768" calcext:value-type="float">
            <text:p>9.95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6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0864" calcext:value-type="float">
            <text:p>9.96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6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172" calcext:value-type="float">
            <text:p>9.9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6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172" calcext:value-type="float">
            <text:p>9.9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6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3912" calcext:value-type="float">
            <text:p>9.96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6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696" calcext:value-type="float">
            <text:p>9.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6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0864" calcext:value-type="float">
            <text:p>9.96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6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172" calcext:value-type="float">
            <text:p>9.9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6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648" calcext:value-type="float">
            <text:p>9.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6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4288" calcext:value-type="float">
            <text:p>9.92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6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6" calcext:value-type="float">
            <text:p>9.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6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3808" calcext:value-type="float">
            <text:p>9.89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6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6376" calcext:value-type="float">
            <text:p>9.86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6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8088" calcext:value-type="float">
            <text:p>9.84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6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6752" calcext:value-type="float">
            <text:p>9.82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6-08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2368" calcext:value-type="float">
            <text:p>9.80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6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1032" calcext:value-type="float">
            <text:p>9.78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6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2744" calcext:value-type="float">
            <text:p>9.76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6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7504" calcext:value-type="float">
            <text:p>9.74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6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1408" calcext:value-type="float">
            <text:p>9.74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6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2264" calcext:value-type="float">
            <text:p>9.73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6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312" calcext:value-type="float">
            <text:p>9.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6-07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788" calcext:value-type="float">
            <text:p>9.70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6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9592" calcext:value-type="float">
            <text:p>9.68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6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4352" calcext:value-type="float">
            <text:p>9.67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6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216" calcext:value-type="float">
            <text:p>9.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6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9112" calcext:value-type="float">
            <text:p>9.65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6-06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216" calcext:value-type="float">
            <text:p>9.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6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5208" calcext:value-type="float">
            <text:p>9.66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6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8256" calcext:value-type="float">
            <text:p>9.66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6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5208" calcext:value-type="float">
            <text:p>9.66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6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9112" calcext:value-type="float">
            <text:p>9.65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6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9968" calcext:value-type="float">
            <text:p>9.64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6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0824" calcext:value-type="float">
            <text:p>9.64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6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168" calcext:value-type="float">
            <text:p>9.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6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2536" calcext:value-type="float">
            <text:p>9.62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6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3392" calcext:value-type="float">
            <text:p>9.61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6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0824" calcext:value-type="float">
            <text:p>9.64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6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1304" calcext:value-type="float">
            <text:p>9.67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6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788" calcext:value-type="float">
            <text:p>9.70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6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6648" calcext:value-type="float">
            <text:p>9.75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6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1512" calcext:value-type="float">
            <text:p>9.81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6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3328" calcext:value-type="float">
            <text:p>9.86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6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7712" calcext:value-type="float">
            <text:p>9.88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6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3912" calcext:value-type="float">
            <text:p>9.96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6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5832" calcext:value-type="float">
            <text:p>10.08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6-0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2408" calcext:value-type="float">
            <text:p>10.12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6-0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6312" calcext:value-type="float">
            <text:p>10.11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6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0216" calcext:value-type="float">
            <text:p>10.11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6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412" calcext:value-type="float">
            <text:p>10.10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6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4976" calcext:value-type="float">
            <text:p>10.09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6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888" calcext:value-type="float">
            <text:p>10.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6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4976" calcext:value-type="float">
            <text:p>10.09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6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1072" calcext:value-type="float">
            <text:p>10.10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5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1072" calcext:value-type="float">
            <text:p>10.10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5-1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1072" calcext:value-type="float">
            <text:p>10.10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5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4976" calcext:value-type="float">
            <text:p>10.09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5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5832" calcext:value-type="float">
            <text:p>10.08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5-1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9736" calcext:value-type="float">
            <text:p>10.07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5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364" calcext:value-type="float">
            <text:p>10.07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5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7544" calcext:value-type="float">
            <text:p>10.06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5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1448" calcext:value-type="float">
            <text:p>10.06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5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6208" calcext:value-type="float">
            <text:p>10.04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5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4016" calcext:value-type="float">
            <text:p>10.03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5-1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1824" calcext:value-type="float">
            <text:p>10.02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5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9632" calcext:value-type="float">
            <text:p>10.00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5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744" calcext:value-type="float">
            <text:p>9.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5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5248" calcext:value-type="float">
            <text:p>9.98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5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6104" calcext:value-type="float">
            <text:p>9.97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5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0008" calcext:value-type="float">
            <text:p>9.97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5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7816" calcext:value-type="float">
            <text:p>9.95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5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172" calcext:value-type="float">
            <text:p>9.9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5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9528" calcext:value-type="float">
            <text:p>9.93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5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4288" calcext:value-type="float">
            <text:p>9.92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5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2096" calcext:value-type="float">
            <text:p>9.91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5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076" calcext:value-type="float">
            <text:p>9.89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5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9424" calcext:value-type="float">
            <text:p>9.86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5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8088" calcext:value-type="float">
            <text:p>9.84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5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3704" calcext:value-type="float">
            <text:p>9.82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5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0176" calcext:value-type="float">
            <text:p>9.79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5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5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312" calcext:value-type="float">
            <text:p>9.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5-08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3496" calcext:value-type="float">
            <text:p>9.68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5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692" calcext:value-type="float">
            <text:p>9.64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5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9488" calcext:value-type="float">
            <text:p>9.61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5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596" calcext:value-type="float">
            <text:p>9.58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5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548" calcext:value-type="float">
            <text:p>9.55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5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7192" calcext:value-type="float">
            <text:p>9.53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5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5856" calcext:value-type="float">
            <text:p>9.51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5-07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7568" calcext:value-type="float">
            <text:p>9.49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5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928" calcext:value-type="float">
            <text:p>9.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5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88" calcext:value-type="float">
            <text:p>9.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5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832" calcext:value-type="float">
            <text:p>9.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5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0888" calcext:value-type="float">
            <text:p>9.39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5-06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6504" calcext:value-type="float">
            <text:p>9.36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5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8216" calcext:value-type="float">
            <text:p>9.34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5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9928" calcext:value-type="float">
            <text:p>9.32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5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5544" calcext:value-type="float">
            <text:p>9.30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5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0304" calcext:value-type="float">
            <text:p>9.29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5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5064" calcext:value-type="float">
            <text:p>9.27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5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3728" calcext:value-type="float">
            <text:p>9.25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5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8488" calcext:value-type="float">
            <text:p>9.23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5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9344" calcext:value-type="float">
            <text:p>9.22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5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02" calcext:value-type="float">
            <text:p>9.22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5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8008" calcext:value-type="float">
            <text:p>9.20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5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1912" calcext:value-type="float">
            <text:p>9.20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5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0576" calcext:value-type="float">
            <text:p>9.18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5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6192" calcext:value-type="float">
            <text:p>9.15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5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7904" calcext:value-type="float">
            <text:p>9.13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5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5712" calcext:value-type="float">
            <text:p>9.12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5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7424" calcext:value-type="float">
            <text:p>9.10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5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7424" calcext:value-type="float">
            <text:p>9.10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5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876" calcext:value-type="float">
            <text:p>9.12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5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8384" calcext:value-type="float">
            <text:p>9.16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5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2392" calcext:value-type="float">
            <text:p>9.23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5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8968" calcext:value-type="float">
            <text:p>9.26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5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7736" calcext:value-type="float">
            <text:p>9.31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5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784" calcext:value-type="float">
            <text:p>9.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5-0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5752" calcext:value-type="float">
            <text:p>9.44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5-0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404" calcext:value-type="float">
            <text:p>9.46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5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7088" calcext:value-type="float">
            <text:p>9.46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4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6544" calcext:value-type="float">
            <text:p>9.68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4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9424" calcext:value-type="float">
            <text:p>9.86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4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7232" calcext:value-type="float">
            <text:p>9.85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4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8088" calcext:value-type="float">
            <text:p>9.84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4-1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5896" calcext:value-type="float">
            <text:p>9.83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4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6752" calcext:value-type="float">
            <text:p>9.82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4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3704" calcext:value-type="float">
            <text:p>9.82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4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5416" calcext:value-type="float">
            <text:p>9.80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4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6272" calcext:value-type="float">
            <text:p>9.79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4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7128" calcext:value-type="float">
            <text:p>9.78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4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4936" calcext:value-type="float">
            <text:p>9.77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4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2744" calcext:value-type="float">
            <text:p>9.76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4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0552" calcext:value-type="float">
            <text:p>9.75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4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5312" calcext:value-type="float">
            <text:p>9.73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4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7024" calcext:value-type="float">
            <text:p>9.71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4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264" calcext:value-type="float">
            <text:p>9.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4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8256" calcext:value-type="float">
            <text:p>9.66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4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0824" calcext:value-type="float">
            <text:p>9.64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4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3392" calcext:value-type="float">
            <text:p>9.61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4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2912" calcext:value-type="float">
            <text:p>9.58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4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6336" calcext:value-type="float">
            <text:p>9.54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4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976" calcext:value-type="float">
            <text:p>9.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4-08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928" calcext:value-type="float">
            <text:p>9.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4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2704" calcext:value-type="float">
            <text:p>9.44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4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5272" calcext:value-type="float">
            <text:p>9.41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4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4792" calcext:value-type="float">
            <text:p>9.38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4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0408" calcext:value-type="float">
            <text:p>9.36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4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212" calcext:value-type="float">
            <text:p>9.34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4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3832" calcext:value-type="float">
            <text:p>9.32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4-07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9448" calcext:value-type="float">
            <text:p>9.29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4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9824" calcext:value-type="float">
            <text:p>9.25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4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02" calcext:value-type="float">
            <text:p>9.22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4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7528" calcext:value-type="float">
            <text:p>9.17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4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876" calcext:value-type="float">
            <text:p>9.12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4-06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6088" calcext:value-type="float">
            <text:p>9.08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4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3416" calcext:value-type="float">
            <text:p>9.04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4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16" calcext:value-type="float">
            <text:p>8.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4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3688" calcext:value-type="float">
            <text:p>8.93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4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1016" calcext:value-type="float">
            <text:p>8.89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4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2248" calcext:value-type="float">
            <text:p>8.84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4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4336" calcext:value-type="float">
            <text:p>8.78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4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9952" calcext:value-type="float">
            <text:p>8.75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4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2144" calcext:value-type="float">
            <text:p>8.77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4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2248" calcext:value-type="float">
            <text:p>8.84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4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8072" calcext:value-type="float">
            <text:p>8.95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4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9032" calcext:value-type="float">
            <text:p>9.01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4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5608" calcext:value-type="float">
            <text:p>9.05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4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3896" calcext:value-type="float">
            <text:p>9.07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4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0848" calcext:value-type="float">
            <text:p>9.07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4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6088" calcext:value-type="float">
            <text:p>9.08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4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6088" calcext:value-type="float">
            <text:p>9.08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4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4376" calcext:value-type="float">
            <text:p>9.10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4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9616" calcext:value-type="float">
            <text:p>9.11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4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4" calcext:value-type="float">
            <text:p>9.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4-0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0952" calcext:value-type="float">
            <text:p>9.14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4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7904" calcext:value-type="float">
            <text:p>9.13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4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4" calcext:value-type="float">
            <text:p>9.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4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3624" calcext:value-type="float">
            <text:p>9.18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4-0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068" calcext:value-type="float">
            <text:p>9.25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4-0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1264" calcext:value-type="float">
            <text:p>9.35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4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2328" calcext:value-type="float">
            <text:p>9.48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4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9488" calcext:value-type="float">
            <text:p>9.61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4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6064" calcext:value-type="float">
            <text:p>9.65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4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8256" calcext:value-type="float">
            <text:p>9.66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4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74" calcext:value-type="float">
            <text:p>9.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4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264" calcext:value-type="float">
            <text:p>9.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3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788" calcext:value-type="float">
            <text:p>9.70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3-1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3976" calcext:value-type="float">
            <text:p>9.71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3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2264" calcext:value-type="float">
            <text:p>9.73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3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6648" calcext:value-type="float">
            <text:p>9.75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3-1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408" calcext:value-type="float">
            <text:p>9.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3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6752" calcext:value-type="float">
            <text:p>9.82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3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504" calcext:value-type="float">
            <text:p>9.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3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6856" calcext:value-type="float">
            <text:p>9.89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3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1616" calcext:value-type="float">
            <text:p>9.88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3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9424" calcext:value-type="float">
            <text:p>9.86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3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7232" calcext:value-type="float">
            <text:p>9.85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3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504" calcext:value-type="float">
            <text:p>9.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3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5896" calcext:value-type="float">
            <text:p>9.83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3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6752" calcext:value-type="float">
            <text:p>9.82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3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7608" calcext:value-type="float">
            <text:p>9.81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3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5416" calcext:value-type="float">
            <text:p>9.80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3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1032" calcext:value-type="float">
            <text:p>9.78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3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884" calcext:value-type="float">
            <text:p>9.76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3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4456" calcext:value-type="float">
            <text:p>9.74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3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0072" calcext:value-type="float">
            <text:p>9.72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3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9592" calcext:value-type="float">
            <text:p>9.68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3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9112" calcext:value-type="float">
            <text:p>9.65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3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5584" calcext:value-type="float">
            <text:p>9.62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3-08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12" calcext:value-type="float">
            <text:p>9.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3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9864" calcext:value-type="float">
            <text:p>9.57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3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1576" calcext:value-type="float">
            <text:p>9.56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3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6336" calcext:value-type="float">
            <text:p>9.54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3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7192" calcext:value-type="float">
            <text:p>9.53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3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1096" calcext:value-type="float">
            <text:p>9.53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3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8048" calcext:value-type="float">
            <text:p>9.52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3-07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5856" calcext:value-type="float">
            <text:p>9.51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3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7568" calcext:value-type="float">
            <text:p>9.49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3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6232" calcext:value-type="float">
            <text:p>9.47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3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0992" calcext:value-type="float">
            <text:p>9.46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3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88" calcext:value-type="float">
            <text:p>9.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3-06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6608" calcext:value-type="float">
            <text:p>9.43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3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7464" calcext:value-type="float">
            <text:p>9.42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3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832" calcext:value-type="float">
            <text:p>9.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3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6128" calcext:value-type="float">
            <text:p>9.40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3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0032" calcext:value-type="float">
            <text:p>9.40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3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3936" calcext:value-type="float">
            <text:p>9.39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3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4792" calcext:value-type="float">
            <text:p>9.38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3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6984" calcext:value-type="float">
            <text:p>9.39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3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308" calcext:value-type="float">
            <text:p>9.40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3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784" calcext:value-type="float">
            <text:p>9.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3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9552" calcext:value-type="float">
            <text:p>9.36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3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1264" calcext:value-type="float">
            <text:p>9.35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3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9928" calcext:value-type="float">
            <text:p>9.32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3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7736" calcext:value-type="float">
            <text:p>9.31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3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164" calcext:value-type="float">
            <text:p>9.31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3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7736" calcext:value-type="float">
            <text:p>9.31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3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3832" calcext:value-type="float">
            <text:p>9.32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3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736" calcext:value-type="float">
            <text:p>9.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3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6128" calcext:value-type="float">
            <text:p>9.40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3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88" calcext:value-type="float">
            <text:p>9.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3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356" calcext:value-type="float">
            <text:p>9.43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3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7464" calcext:value-type="float">
            <text:p>9.42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3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88" calcext:value-type="float">
            <text:p>9.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3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928" calcext:value-type="float">
            <text:p>9.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3-0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7568" calcext:value-type="float">
            <text:p>9.49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3-0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3664" calcext:value-type="float">
            <text:p>9.50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3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7568" calcext:value-type="float">
            <text:p>9.49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2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976" calcext:value-type="float">
            <text:p>9.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2-1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3664" calcext:value-type="float">
            <text:p>9.50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2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7568" calcext:value-type="float">
            <text:p>9.49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2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3664" calcext:value-type="float">
            <text:p>9.50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2-1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8904" calcext:value-type="float">
            <text:p>9.51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2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3288" calcext:value-type="float">
            <text:p>9.54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2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6816" calcext:value-type="float">
            <text:p>9.57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2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0344" calcext:value-type="float">
            <text:p>9.61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2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4728" calcext:value-type="float">
            <text:p>9.63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2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216" calcext:value-type="float">
            <text:p>9.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2-1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4352" calcext:value-type="float">
            <text:p>9.67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2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0928" calcext:value-type="float">
            <text:p>9.71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2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788" calcext:value-type="float">
            <text:p>9.70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2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5688" calcext:value-type="float">
            <text:p>9.69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2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0448" calcext:value-type="float">
            <text:p>9.68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2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4352" calcext:value-type="float">
            <text:p>9.67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2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4832" calcext:value-type="float">
            <text:p>9.70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2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2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4832" calcext:value-type="float">
            <text:p>9.70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2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264" calcext:value-type="float">
            <text:p>9.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2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4352" calcext:value-type="float">
            <text:p>9.67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2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3016" calcext:value-type="float">
            <text:p>9.65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2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4728" calcext:value-type="float">
            <text:p>9.63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2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644" calcext:value-type="float">
            <text:p>9.61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2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9008" calcext:value-type="float">
            <text:p>9.58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2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9864" calcext:value-type="float">
            <text:p>9.57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2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8528" calcext:value-type="float">
            <text:p>9.55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2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6336" calcext:value-type="float">
            <text:p>9.54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2-08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8904" calcext:value-type="float">
            <text:p>9.51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2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976" calcext:value-type="float">
            <text:p>9.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2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2704" calcext:value-type="float">
            <text:p>9.44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2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5272" calcext:value-type="float">
            <text:p>9.41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2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6984" calcext:value-type="float">
            <text:p>9.39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2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8696" calcext:value-type="float">
            <text:p>9.37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2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736" calcext:value-type="float">
            <text:p>9.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2-07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212" calcext:value-type="float">
            <text:p>9.34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2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3832" calcext:value-type="float">
            <text:p>9.32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2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64" calcext:value-type="float">
            <text:p>9.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2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2016" calcext:value-type="float">
            <text:p>9.27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2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7632" calcext:value-type="float">
            <text:p>9.24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2-06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3248" calcext:value-type="float">
            <text:p>9.22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2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5816" calcext:value-type="float">
            <text:p>9.19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2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6192" calcext:value-type="float">
            <text:p>9.15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2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7904" calcext:value-type="float">
            <text:p>9.13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2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0472" calcext:value-type="float">
            <text:p>9.11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2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6944" calcext:value-type="float">
            <text:p>9.07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2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3416" calcext:value-type="float">
            <text:p>9.04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2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9888" calcext:value-type="float">
            <text:p>9.00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2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636" calcext:value-type="float">
            <text:p>8.97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2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8928" calcext:value-type="float">
            <text:p>8.94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2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064" calcext:value-type="float">
            <text:p>8.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2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7592" calcext:value-type="float">
            <text:p>8.92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2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3688" calcext:value-type="float">
            <text:p>8.93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2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8072" calcext:value-type="float">
            <text:p>8.95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2-04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7216" calcext:value-type="float">
            <text:p>8.96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2-03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2768" calcext:value-type="float">
            <text:p>9.19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2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3896" calcext:value-type="float">
            <text:p>9.07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1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88" calcext:value-type="float">
            <text:p>9.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1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7464" calcext:value-type="float">
            <text:p>9.42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1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1264" calcext:value-type="float">
            <text:p>9.35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1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4312" calcext:value-type="float">
            <text:p>9.35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1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3456" calcext:value-type="float">
            <text:p>9.36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1-08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1432" calcext:value-type="float">
            <text:p>9.17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1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1016" calcext:value-type="float">
            <text:p>8.89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1-06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9472" calcext:value-type="float">
            <text:p>8.72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1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3104" calcext:value-type="float">
            <text:p>8.83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1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968" calcext:value-type="float">
            <text:p>8.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1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352" calcext:value-type="float">
            <text:p>9.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1-0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02" calcext:value-type="float">
            <text:p>9.22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0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2016" calcext:value-type="float">
            <text:p>9.27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0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0784" calcext:value-type="float">
            <text:p>9.32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0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2224" calcext:value-type="float">
            <text:p>9.41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0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6504" calcext:value-type="float">
            <text:p>9.36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0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9176" calcext:value-type="float">
            <text:p>9.40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0-08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6024" calcext:value-type="float">
            <text:p>9.33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0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3624" calcext:value-type="float">
            <text:p>9.18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0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6504" calcext:value-type="float">
            <text:p>9.36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0-06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208" calcext:value-type="float">
            <text:p>9.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0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9408" calcext:value-type="float">
            <text:p>8.97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0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064" calcext:value-type="float">
            <text:p>8.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0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7968" calcext:value-type="float">
            <text:p>8.8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0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5296" calcext:value-type="float">
            <text:p>8.84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0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2624" calcext:value-type="float">
            <text:p>8.80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0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5192" calcext:value-type="float">
            <text:p>8.77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0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9472" calcext:value-type="float">
            <text:p>8.72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0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7656" calcext:value-type="float">
            <text:p>8.67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0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9744" calcext:value-type="float">
            <text:p>8.61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0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8512" calcext:value-type="float">
            <text:p>8.66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0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4984" calcext:value-type="float">
            <text:p>8.63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0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728" calcext:value-type="float">
            <text:p>8.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0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4336" calcext:value-type="float">
            <text:p>8.78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0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0056" calcext:value-type="float">
            <text:p>8.83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0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348" calcext:value-type="float">
            <text:p>8.79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0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3856" calcext:value-type="float">
            <text:p>8.75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0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0328" calcext:value-type="float">
            <text:p>8.72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0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0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2896" calcext:value-type="float">
            <text:p>8.69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0-0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6424" calcext:value-type="float">
            <text:p>8.72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0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9952" calcext:value-type="float">
            <text:p>8.75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0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0056" calcext:value-type="float">
            <text:p>8.83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0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0536" calcext:value-type="float">
            <text:p>8.86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0-0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3584" calcext:value-type="float">
            <text:p>8.86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0-0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3584" calcext:value-type="float">
            <text:p>8.86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0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0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0912" calcext:value-type="float">
            <text:p>8.82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0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0432" calcext:value-type="float">
            <text:p>8.79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0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3" calcext:value-type="float">
            <text:p>8.7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0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5192" calcext:value-type="float">
            <text:p>8.77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60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0432" calcext:value-type="float">
            <text:p>8.79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59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5672" calcext:value-type="float">
            <text:p>8.80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59-1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7112" calcext:value-type="float">
            <text:p>8.89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59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9408" calcext:value-type="float">
            <text:p>8.97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59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78" calcext:value-type="float">
            <text:p>9.0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59-1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1392" calcext:value-type="float">
            <text:p>8.85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59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1536" calcext:value-type="float">
            <text:p>9.24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59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164" calcext:value-type="float">
            <text:p>9.31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59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5648" calcext:value-type="float">
            <text:p>9.37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59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6984" calcext:value-type="float">
            <text:p>9.39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59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6128" calcext:value-type="float">
            <text:p>9.40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59-1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4416" calcext:value-type="float">
            <text:p>9.42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59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5752" calcext:value-type="float">
            <text:p>9.44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59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928" calcext:value-type="float">
            <text:p>9.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59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6336" calcext:value-type="float">
            <text:p>9.54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59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8528" calcext:value-type="float">
            <text:p>9.55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59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4624" calcext:value-type="float">
            <text:p>9.56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59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6816" calcext:value-type="float">
            <text:p>9.57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59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9864" calcext:value-type="float">
            <text:p>9.57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59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8528" calcext:value-type="float">
            <text:p>9.55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59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7192" calcext:value-type="float">
            <text:p>9.53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59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976" calcext:value-type="float">
            <text:p>9.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59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5376" calcext:value-type="float">
            <text:p>9.48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59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0992" calcext:value-type="float">
            <text:p>9.46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59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6608" calcext:value-type="float">
            <text:p>9.43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59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9176" calcext:value-type="float">
            <text:p>9.40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59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1744" calcext:value-type="float">
            <text:p>9.38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59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4312" calcext:value-type="float">
            <text:p>9.35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59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9928" calcext:value-type="float">
            <text:p>9.32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59-08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2496" calcext:value-type="float">
            <text:p>9.30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59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8112" calcext:value-type="float">
            <text:p>9.27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59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6776" calcext:value-type="float">
            <text:p>9.25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59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9344" calcext:value-type="float">
            <text:p>9.22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59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3248" calcext:value-type="float">
            <text:p>9.22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59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4584" calcext:value-type="float">
            <text:p>9.24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59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2872" calcext:value-type="float">
            <text:p>9.26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59-07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8488" calcext:value-type="float">
            <text:p>9.23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59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1056" calcext:value-type="float">
            <text:p>9.21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59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972" calcext:value-type="float">
            <text:p>9.18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59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2288" calcext:value-type="float">
            <text:p>9.16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59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4856" calcext:value-type="float">
            <text:p>9.13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59-06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4376" calcext:value-type="float">
            <text:p>9.10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59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3896" calcext:value-type="float">
            <text:p>9.07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59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732" calcext:value-type="float">
            <text:p>9.03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59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7696" calcext:value-type="float">
            <text:p>8.99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59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5024" calcext:value-type="float">
            <text:p>8.95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59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2352" calcext:value-type="float">
            <text:p>8.91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59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5776" calcext:value-type="float">
            <text:p>8.87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59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6152" calcext:value-type="float">
            <text:p>8.83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59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5672" calcext:value-type="float">
            <text:p>8.80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59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6528" calcext:value-type="float">
            <text:p>8.79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59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348" calcext:value-type="float">
            <text:p>8.79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59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4856" calcext:value-type="float">
            <text:p>9.13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59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6256" calcext:value-type="float">
            <text:p>8.90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59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636" calcext:value-type="float">
            <text:p>8.97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59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7696" calcext:value-type="float">
            <text:p>8.99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59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7696" calcext:value-type="float">
            <text:p>8.99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59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9032" calcext:value-type="float">
            <text:p>9.01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59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8656" calcext:value-type="float">
            <text:p>9.05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59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0848" calcext:value-type="float">
            <text:p>9.07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59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4856" calcext:value-type="float">
            <text:p>9.13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59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0096" calcext:value-type="float">
            <text:p>9.15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59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7904" calcext:value-type="float">
            <text:p>9.13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59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0952" calcext:value-type="float">
            <text:p>9.14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59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2768" calcext:value-type="float">
            <text:p>9.19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59-0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2016" calcext:value-type="float">
            <text:p>9.27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59-0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4208" calcext:value-type="float">
            <text:p>9.28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59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116" calcext:value-type="float">
            <text:p>9.28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59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5064" calcext:value-type="float">
            <text:p>9.27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59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2496" calcext:value-type="float">
            <text:p>9.30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59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0304" calcext:value-type="float">
            <text:p>9.29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59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8112" calcext:value-type="float">
            <text:p>9.27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59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592" calcext:value-type="float">
            <text:p>9.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58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5064" calcext:value-type="float">
            <text:p>9.27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58-1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2872" calcext:value-type="float">
            <text:p>9.26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58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7632" calcext:value-type="float">
            <text:p>9.24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58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8488" calcext:value-type="float">
            <text:p>9.23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58-1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1536" calcext:value-type="float">
            <text:p>9.24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58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7632" calcext:value-type="float">
            <text:p>9.24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58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592" calcext:value-type="float">
            <text:p>9.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58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592" calcext:value-type="float">
            <text:p>9.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58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7632" calcext:value-type="float">
            <text:p>9.24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58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8488" calcext:value-type="float">
            <text:p>9.23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58-1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6296" calcext:value-type="float">
            <text:p>9.22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58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2392" calcext:value-type="float">
            <text:p>9.23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58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6296" calcext:value-type="float">
            <text:p>9.22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58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4584" calcext:value-type="float">
            <text:p>9.24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58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7632" calcext:value-type="float">
            <text:p>9.24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58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544" calcext:value-type="float">
            <text:p>9.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58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6296" calcext:value-type="float">
            <text:p>9.22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58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2392" calcext:value-type="float">
            <text:p>9.23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58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592" calcext:value-type="float">
            <text:p>9.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58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6776" calcext:value-type="float">
            <text:p>9.25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58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1536" calcext:value-type="float">
            <text:p>9.24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58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3248" calcext:value-type="float">
            <text:p>9.22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58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1912" calcext:value-type="float">
            <text:p>9.20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58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6672" calcext:value-type="float">
            <text:p>9.18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58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1432" calcext:value-type="float">
            <text:p>9.17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58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0096" calcext:value-type="float">
            <text:p>9.15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58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4" calcext:value-type="float">
            <text:p>9.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58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0472" calcext:value-type="float">
            <text:p>9.11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58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3896" calcext:value-type="float">
            <text:p>9.07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58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3416" calcext:value-type="float">
            <text:p>9.04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58-07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3792" calcext:value-type="float">
            <text:p>9.00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58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1976" calcext:value-type="float">
            <text:p>8.95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58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6256" calcext:value-type="float">
            <text:p>8.90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58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444" calcext:value-type="float">
            <text:p>8.85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58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7384" calcext:value-type="float">
            <text:p>8.78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58-06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252" calcext:value-type="float">
            <text:p>8.73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58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156" calcext:value-type="float">
            <text:p>8.67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58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3648" calcext:value-type="float">
            <text:p>8.61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58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6592" calcext:value-type="float">
            <text:p>8.54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58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3064" calcext:value-type="float">
            <text:p>8.51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58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3064" calcext:value-type="float">
            <text:p>8.51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58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1352" calcext:value-type="float">
            <text:p>8.53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58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5736" calcext:value-type="float">
            <text:p>8.55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58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3168" calcext:value-type="float">
            <text:p>8.58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58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8408" calcext:value-type="float">
            <text:p>8.59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58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108" calcext:value-type="float">
            <text:p>8.64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58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204" calcext:value-type="float">
            <text:p>8.70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58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0808" calcext:value-type="float">
            <text:p>8.75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58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4336" calcext:value-type="float">
            <text:p>8.78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58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1768" calcext:value-type="float">
            <text:p>8.81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58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5296" calcext:value-type="float">
            <text:p>8.84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58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2248" calcext:value-type="float">
            <text:p>8.84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58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58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396" calcext:value-type="float">
            <text:p>8.82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58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0056" calcext:value-type="float">
            <text:p>8.83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58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4064" calcext:value-type="float">
            <text:p>8.89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58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1016" calcext:value-type="float">
            <text:p>8.89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58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7488" calcext:value-type="float">
            <text:p>8.85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58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872" calcext:value-type="float">
            <text:p>8.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58-0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348" calcext:value-type="float">
            <text:p>8.79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58-0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6152" calcext:value-type="float">
            <text:p>8.83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58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8072" calcext:value-type="float">
            <text:p>8.95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58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3624" calcext:value-type="float">
            <text:p>9.18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58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7736" calcext:value-type="float">
            <text:p>9.31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58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9176" calcext:value-type="float">
            <text:p>9.40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58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0136" calcext:value-type="float">
            <text:p>9.47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58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4144" calcext:value-type="float">
            <text:p>9.53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57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8152" calcext:value-type="float">
            <text:p>9.59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57-1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8256" calcext:value-type="float">
            <text:p>9.66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57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0072" calcext:value-type="float">
            <text:p>9.72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57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884" calcext:value-type="float">
            <text:p>9.76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57-1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6752" calcext:value-type="float">
            <text:p>9.82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57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2848" calcext:value-type="float">
            <text:p>9.83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57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1992" calcext:value-type="float">
            <text:p>9.84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57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504" calcext:value-type="float">
            <text:p>9.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57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8088" calcext:value-type="float">
            <text:p>9.84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57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1136" calcext:value-type="float">
            <text:p>9.85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57-1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7232" calcext:value-type="float">
            <text:p>9.85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57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7232" calcext:value-type="float">
            <text:p>9.85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57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4184" calcext:value-type="float">
            <text:p>9.85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57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8088" calcext:value-type="float">
            <text:p>9.84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57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1992" calcext:value-type="float">
            <text:p>9.84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57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98" calcext:value-type="float">
            <text:p>9.82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57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7608" calcext:value-type="float">
            <text:p>9.81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57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5416" calcext:value-type="float">
            <text:p>9.80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57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0176" calcext:value-type="float">
            <text:p>9.79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57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1032" calcext:value-type="float">
            <text:p>9.78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57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2744" calcext:value-type="float">
            <text:p>9.76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57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7504" calcext:value-type="float">
            <text:p>9.74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57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9216" calcext:value-type="float">
            <text:p>9.72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57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0928" calcext:value-type="float">
            <text:p>9.71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57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5688" calcext:value-type="float">
            <text:p>9.69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57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1304" calcext:value-type="float">
            <text:p>9.67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57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3872" calcext:value-type="float">
            <text:p>9.64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57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644" calcext:value-type="float">
            <text:p>9.61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57-08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9008" calcext:value-type="float">
            <text:p>9.58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57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8528" calcext:value-type="float">
            <text:p>9.55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57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8048" calcext:value-type="float">
            <text:p>9.52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57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452" calcext:value-type="float">
            <text:p>9.49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57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0992" calcext:value-type="float">
            <text:p>9.46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57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7464" calcext:value-type="float">
            <text:p>9.42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57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0888" calcext:value-type="float">
            <text:p>9.39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57-07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4312" calcext:value-type="float">
            <text:p>9.35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57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7736" calcext:value-type="float">
            <text:p>9.31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57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5064" calcext:value-type="float">
            <text:p>9.27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57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2392" calcext:value-type="float">
            <text:p>9.23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57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972" calcext:value-type="float">
            <text:p>9.18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57-06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7048" calcext:value-type="float">
            <text:p>9.14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57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4376" calcext:value-type="float">
            <text:p>9.10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57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78" calcext:value-type="float">
            <text:p>9.0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57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2936" calcext:value-type="float">
            <text:p>9.01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57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0264" calcext:value-type="float">
            <text:p>8.97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57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1496" calcext:value-type="float">
            <text:p>8.92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57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6632" calcext:value-type="float">
            <text:p>8.86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57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7864" calcext:value-type="float">
            <text:p>8.81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57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2144" calcext:value-type="float">
            <text:p>8.77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57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3" calcext:value-type="float">
            <text:p>8.7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57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872" calcext:value-type="float">
            <text:p>8.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57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54" calcext:value-type="float">
            <text:p>8.9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57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4272" calcext:value-type="float">
            <text:p>9.03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57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2184" calcext:value-type="float">
            <text:p>9.09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57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7424" calcext:value-type="float">
            <text:p>9.10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57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5712" calcext:value-type="float">
            <text:p>9.12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57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4856" calcext:value-type="float">
            <text:p>9.13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57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3144" calcext:value-type="float">
            <text:p>9.15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57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6192" calcext:value-type="float">
            <text:p>9.15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57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924" calcext:value-type="float">
            <text:p>9.15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57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8384" calcext:value-type="float">
            <text:p>9.16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57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2288" calcext:value-type="float">
            <text:p>9.16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57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4" calcext:value-type="float">
            <text:p>9.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57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0952" calcext:value-type="float">
            <text:p>9.14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57-0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7048" calcext:value-type="float">
            <text:p>9.14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57-0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924" calcext:value-type="float">
            <text:p>9.15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57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6192" calcext:value-type="float">
            <text:p>9.15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57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1432" calcext:value-type="float">
            <text:p>9.17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57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3624" calcext:value-type="float">
            <text:p>9.18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57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1432" calcext:value-type="float">
            <text:p>9.17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57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0576" calcext:value-type="float">
            <text:p>9.18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57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496" calcext:value-type="float">
            <text:p>9.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56-1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0616" calcext:value-type="float">
            <text:p>9.50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56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8048" calcext:value-type="float">
            <text:p>9.52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56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1472" calcext:value-type="float">
            <text:p>9.49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56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6128" calcext:value-type="float">
            <text:p>9.40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56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544" calcext:value-type="float">
            <text:p>9.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56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256" calcext:value-type="float">
            <text:p>9.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56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5672" calcext:value-type="float">
            <text:p>8.80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56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1352" calcext:value-type="float">
            <text:p>8.53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56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3" calcext:value-type="float">
            <text:p>8.7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56-0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0536" calcext:value-type="float">
            <text:p>8.86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56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16" calcext:value-type="float">
            <text:p>8.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55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1768" calcext:value-type="float">
            <text:p>8.81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55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55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9432" calcext:value-type="float">
            <text:p>8.40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55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4" calcext:value-type="float">
            <text:p>9.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55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0952" calcext:value-type="float">
            <text:p>9.14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55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6296" calcext:value-type="float">
            <text:p>9.22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55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9136" calcext:value-type="float">
            <text:p>9.08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55-05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8552" calcext:value-type="float">
            <text:p>8.98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55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016" calcext:value-type="float">
            <text:p>8.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55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5672" calcext:value-type="float">
            <text:p>8.80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55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6256" calcext:value-type="float">
            <text:p>8.90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55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8344" calcext:value-type="float">
            <text:p>8.84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54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492" calcext:value-type="float">
            <text:p>8.88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54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7904" calcext:value-type="float">
            <text:p>9.13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54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9616" calcext:value-type="float">
            <text:p>9.11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54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5984" calcext:value-type="float">
            <text:p>9.01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54-09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4312" calcext:value-type="float">
            <text:p>9.35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54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116" calcext:value-type="float">
            <text:p>9.28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54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352" calcext:value-type="float">
            <text:p>9.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54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2728" calcext:value-type="float">
            <text:p>8.87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54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348" calcext:value-type="float">
            <text:p>8.79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54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7112" calcext:value-type="float">
            <text:p>8.89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54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6568" calcext:value-type="float">
            <text:p>9.11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54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3896" calcext:value-type="float">
            <text:p>9.07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53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112" calcext:value-type="float">
            <text:p>8.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53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6816" calcext:value-type="float">
            <text:p>9.57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53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8736" calcext:value-type="float">
            <text:p>9.69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53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2912" calcext:value-type="float">
            <text:p>9.58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53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0032" calcext:value-type="float">
            <text:p>9.40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53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496" calcext:value-type="float">
            <text:p>9.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53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3312" calcext:value-type="float">
            <text:p>8.97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53-05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53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2752" calcext:value-type="float">
            <text:p>8.3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53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7344" calcext:value-type="float">
            <text:p>8.46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53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9784" calcext:value-type="float">
            <text:p>8.93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53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736" calcext:value-type="float">
            <text:p>9.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52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6816" calcext:value-type="float">
            <text:p>9.57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52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3392" calcext:value-type="float">
            <text:p>9.61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52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1096" calcext:value-type="float">
            <text:p>9.53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52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6608" calcext:value-type="float">
            <text:p>9.43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52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5648" calcext:value-type="float">
            <text:p>9.37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52-08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7632" calcext:value-type="float">
            <text:p>9.24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52-07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9512" calcext:value-type="float">
            <text:p>9.04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52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5024" calcext:value-type="float">
            <text:p>8.95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52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52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2416" calcext:value-type="float">
            <text:p>8.66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52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776" calcext:value-type="float">
            <text:p>8.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52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7968" calcext:value-type="float">
            <text:p>8.8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51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304" calcext:value-type="float">
            <text:p>9.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51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0304" calcext:value-type="float">
            <text:p>9.29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51-1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168" calcext:value-type="float">
            <text:p>9.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51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8528" calcext:value-type="float">
            <text:p>9.55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51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88" calcext:value-type="float">
            <text:p>9.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51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64" calcext:value-type="float">
            <text:p>9.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51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0472" calcext:value-type="float">
            <text:p>9.11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51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9784" calcext:value-type="float">
            <text:p>8.93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51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7112" calcext:value-type="float">
            <text:p>8.89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51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16" calcext:value-type="float">
            <text:p>8.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51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3456" calcext:value-type="float">
            <text:p>9.36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51-0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0992" calcext:value-type="float">
            <text:p>9.46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50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8152" calcext:value-type="float">
            <text:p>9.59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50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9008" calcext:value-type="float">
            <text:p>9.58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50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9656" calcext:value-type="float">
            <text:p>9.43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50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3832" calcext:value-type="float">
            <text:p>9.32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50-08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9824" calcext:value-type="float">
            <text:p>9.25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50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448" calcext:value-type="float">
            <text:p>9.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50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112" calcext:value-type="float">
            <text:p>8.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50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208" calcext:value-type="float">
            <text:p>9.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50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4648" calcext:value-type="float">
            <text:p>8.99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50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6568" calcext:value-type="float">
            <text:p>9.11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50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3728" calcext:value-type="float">
            <text:p>9.25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50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7464" calcext:value-type="float">
            <text:p>9.42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49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024" calcext:value-type="float">
            <text:p>9.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49-1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644" calcext:value-type="float">
            <text:p>9.61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49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7296" calcext:value-type="float">
            <text:p>9.60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49-09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88" calcext:value-type="float">
            <text:p>9.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49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024" calcext:value-type="float">
            <text:p>9.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49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6984" calcext:value-type="float">
            <text:p>9.39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49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2392" calcext:value-type="float">
            <text:p>9.23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49-05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9888" calcext:value-type="float">
            <text:p>9.00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49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968" calcext:value-type="float">
            <text:p>8.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49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4064" calcext:value-type="float">
            <text:p>8.89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49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9888" calcext:value-type="float">
            <text:p>9.00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49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828" calcext:value-type="float">
            <text:p>9.09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48-1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0888" calcext:value-type="float">
            <text:p>9.39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48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4416" calcext:value-type="float">
            <text:p>9.42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48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5272" calcext:value-type="float">
            <text:p>9.41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48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64" calcext:value-type="float">
            <text:p>9.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48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8656" calcext:value-type="float">
            <text:p>9.05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48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8344" calcext:value-type="float">
            <text:p>8.84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48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48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48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48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0576" calcext:value-type="float">
            <text:p>9.18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48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64" calcext:value-type="float">
            <text:p>9.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48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976" calcext:value-type="float">
            <text:p>9.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47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0992" calcext:value-type="float">
            <text:p>9.46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47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1472" calcext:value-type="float">
            <text:p>9.49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47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5104" calcext:value-type="float">
            <text:p>9.59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47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3664" calcext:value-type="float">
            <text:p>9.50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47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832" calcext:value-type="float">
            <text:p>9.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47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5544" calcext:value-type="float">
            <text:p>9.30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47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1432" calcext:value-type="float">
            <text:p>9.17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47-05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732" calcext:value-type="float">
            <text:p>9.03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47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208" calcext:value-type="float">
            <text:p>9.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47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496" calcext:value-type="float">
            <text:p>9.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47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4792" calcext:value-type="float">
            <text:p>9.38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47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3184" calcext:value-type="float">
            <text:p>9.47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46-1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1096" calcext:value-type="float">
            <text:p>9.53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46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928" calcext:value-type="float">
            <text:p>9.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46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26" calcext:value-type="float">
            <text:p>9.37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46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64" calcext:value-type="float">
            <text:p>9.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46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2392" calcext:value-type="float">
            <text:p>9.23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46-08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116" calcext:value-type="float">
            <text:p>9.28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46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8112" calcext:value-type="float">
            <text:p>9.27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46-07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7424" calcext:value-type="float">
            <text:p>9.10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46-07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4856" calcext:value-type="float">
            <text:p>9.13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46-06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0576" calcext:value-type="float">
            <text:p>9.18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46-05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1808" calcext:value-type="float">
            <text:p>9.13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46-04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9408" calcext:value-type="float">
            <text:p>8.97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46-03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7592" calcext:value-type="float">
            <text:p>8.92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46-0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968" calcext:value-type="float">
            <text:p>8.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46-0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7424" calcext:value-type="float">
            <text:p>9.10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45-1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3184" calcext:value-type="float">
            <text:p>9.47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45-11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5856" calcext:value-type="float">
            <text:p>9.51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45-10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7464" calcext:value-type="float">
            <text:p>9.42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45-09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5648" calcext:value-type="float">
            <text:p>9.37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45-08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544" calcext:value-type="float">
            <text:p>9.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45-07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1432" calcext:value-type="float">
            <text:p>9.17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45-06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1704" calcext:value-type="float">
            <text:p>9.06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45-05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0264" calcext:value-type="float">
            <text:p>8.97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45-04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348" calcext:value-type="float">
            <text:p>8.79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45-03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1872" calcext:value-type="float">
            <text:p>8.88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45-0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5024" calcext:value-type="float">
            <text:p>8.95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45-0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8928" calcext:value-type="float">
            <text:p>8.94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44-1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8112" calcext:value-type="float">
            <text:p>9.27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44-1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6504" calcext:value-type="float">
            <text:p>9.36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44-10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4312" calcext:value-type="float">
            <text:p>9.35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44-09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1952" calcext:value-type="float">
            <text:p>9.52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44-08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784" calcext:value-type="float">
            <text:p>9.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44-07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5064" calcext:value-type="float">
            <text:p>9.27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44-06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972" calcext:value-type="float">
            <text:p>9.18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44-05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64" calcext:value-type="float">
            <text:p>9.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44-04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1848" calcext:value-type="float">
            <text:p>9.45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44-03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6064" calcext:value-type="float">
            <text:p>9.65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44-0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8256" calcext:value-type="float">
            <text:p>9.66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44-0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0824" calcext:value-type="float">
            <text:p>9.64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43-1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2056" calcext:value-type="float">
            <text:p>9.59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43-1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4728" calcext:value-type="float">
            <text:p>9.63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43-10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8528" calcext:value-type="float">
            <text:p>9.55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43-09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9656" calcext:value-type="float">
            <text:p>9.43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43-08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212" calcext:value-type="float">
            <text:p>9.34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43-07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8384" calcext:value-type="float">
            <text:p>9.16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43-06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9512" calcext:value-type="float">
            <text:p>9.04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43-05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208" calcext:value-type="float">
            <text:p>9.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43-04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3688" calcext:value-type="float">
            <text:p>8.93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43-03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1872" calcext:value-type="float">
            <text:p>8.88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43-0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5296" calcext:value-type="float">
            <text:p>8.84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43-0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5192" calcext:value-type="float">
            <text:p>8.77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42-1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4416" calcext:value-type="float">
            <text:p>9.42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42-1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2704" calcext:value-type="float">
            <text:p>9.44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54071552001</text:p>
          </table:table-cell>
          <table:table-cell office:value-type="string" calcext:value-type="string">
            <text:p>CT-PL <text:s text:c="4"/>1</text:p>
          </table:table-cell>
          <table:table-cell office:value-type="string" calcext:value-type="string">
            <text:p>1942-10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0032" calcext:value-type="float">
            <text:p>9.40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96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9720" meta:object-count="0"/>
    <meta:user-defined meta:name="AppVersion">3.0</meta:user-defined>
  </office:meta>
</office:document-meta>
</file>